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3">
      <style:paragraph-properties fo:background-color="transparent">
        <style:background-image/>
      </style:paragraph-properties>
    </style:style>
    <style:style style:name="P8" style:family="paragraph" style:parent-style-name="Prérequis_20_et_20_objectifs" style:list-style-name="L1">
      <style:paragraph-properties fo:margin-left="0.499cm" fo:margin-right="0cm" fo:text-indent="0cm" style:auto-text-indent="false"/>
    </style:style>
    <style:style style:name="P9" style:family="paragraph" style:parent-style-name="Colored_20_code" style:list-style-name="Colored_20_code_20_numerotation"/>
    <style:style style:name="P10" style:family="paragraph" style:parent-style-name="Colored_20_code" style:list-style-name=""/>
    <style:style style:name="P11" style:family="paragraph" style:parent-style-name="Colored_20_code">
      <style:paragraph-properties fo:margin-left="0cm" fo:margin-right="0cm" fo:text-indent="0cm" style:auto-text-indent="false"/>
    </style:style>
    <style:style style:name="P12" style:family="paragraph" style:parent-style-name="Colored_20_code" style:list-style-name="">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style-asian="normal" style:font-style-complex="normal"/>
    </style:style>
    <style:style style:name="T6" style:family="text">
      <style:text-properties fo:color="#7da647" fo:font-style="normal" fo:font-weight="bold" style:font-style-asian="normal" style:font-weight-asian="bold" style:font-style-complex="normal" style:font-weight-complex="bold"/>
    </style:style>
    <style:style style:name="T7" style:family="text">
      <style:text-properties style:use-window-font-color="true"/>
    </style:style>
    <style:style style:name="T8" style:family="text">
      <style:text-properties style:use-window-font-color="true" style:font-style-asian="normal" style:font-style-complex="normal"/>
    </style:style>
    <style:style style:name="T9" style:family="text">
      <style:text-properties style:use-window-font-color="true" fo:font-weight="bold" style:font-style-asian="normal" style:font-weight-asian="bold" style:font-style-complex="normal" style:font-weight-complex="bold"/>
    </style:style>
    <style:style style:name="T10" style:family="text">
      <style:text-properties fo:color="#008000"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Quelques tours de boucle</text:h>
      <text:p text:style-name="Prérequis_20_et_20_objectifs"><text:span text:style-name="T1">Prérequis </text:span>:</text:p>
      <text:p text:style-name="Prérequis_20_et_20_objectifs"/>
      <text:p text:style-name="Prérequis_20_et_20_objectifs">- Savoir exécuter un script Python.</text:p>
      <text:p text:style-name="Prérequis_20_et_20_objectifs">- Être capable d'utiliser les opérateurs conditionnels.</text:p>
      <text:p text:style-name="Prérequis_20_et_20_objectifs">- Connaître l'assignement des variables et la base de l'utilisation de chaînes de caractères.</text:p>
      <text:p text:style-name="Prérequis_20_et_20_objectifs"/>
      <text:p text:style-name="Prérequis_20_et_20_objectifs"><text:span text:style-name="T1">Objectifs </text:span>: </text:p>
      <text:p text:style-name="Prérequis_20_et_20_objectifs"/>
      <text:list xml:id="list983348744" text:style-name="L1">
        <text:list-item>
          <text:p text:style-name="P8">Une introduction au boucles <text:span text:style-name="Code">for</text:span> et <text:span text:style-name="Code">while</text:span>.</text:p>
        </text:list-item>
        <text:list-item>
          <text:p text:style-name="P8">Un coup d’œil au mécanisme de gestion des exceptions.</text:p>
        </text:list-item>
        <text:list-item>
          <text:p text:style-name="P8">Un avant goût des types avancés telle que la liste.</text:p>
        </text:list-item>
      </text:list>
      <text:p text:style-name="Standard"/>
      <text:p text:style-name="Standard"/>
      <text:p text:style-name="Text_20_body">Qui n'a jamais rencontré le script du jeu « devinez un nombre »  ? Et pourtant personne n'a et ne trouvera sans doute jamais ce jeu amusant à jouer, mais c'est une excellent exercice. En quelques lignes, il vous permettra de voir deux types de boucle, comment et dans quelles circonstances on utilise les exceptions en Python, mais également la démonstration du typage fort du lange.</text:p>
      <text:p text:style-name="Text_20_body">Encore une fois <text:span text:style-name="T1">ce script est volontairement écrit dans un style alambiqué</text:span> dans le but de nourrir les commentaires. Nous aurons tout le loisir de voir un style élégant plus tard.</text:p>
      <text:p text:style-name="Text_20_body">Ce chapitre est beaucoup plus dense que le précédent. Prenez votre temps, chaque notion est individuellement simple, et indépendante des autres. Vous n'êtes pas obligé de tout lire d'un coup.</text:p>
      <text:p text:style-name="Text_20_body"/>
      <text:p text:style-name="Text_20_body"><text:span text:style-name="filename_20_and_20_line_20_number">deviner_un_nombre.py</text:span></text:p>
      <text:p text:style-name="Text_20_body"><text:span text:style-name="filename_20_and_20_line_20_number"/></text:p>
      <text:list xml:id="list999755421" text:style-name="Colored_20_code_20_numerotation">
        <text:list-item>
          <text:p text:style-name="Colored_20_code"><text:span text:style-name="comment0_5f_python"><text:span text:style-name="T5"># -*- coding: utf-8 -*- </text:span></text:span></text:p>
        </text:list-item>
        <text:list-item>
          <text:p text:style-name="Colored_20_code"><text:span text:style-name="filename_20_and_20_line_20_number"><text:span text:style-name="T2"/></text:span></text:p>
        </text:list-item>
        <text:list-item>
          <text:p text:style-name="Colored_20_code"><text:span text:style-name="string_5f_python"><text:span text:style-name="T5">""" </text:span></text:span></text:p>
        </text:list-item>
        <text:list-item>
          <text:p text:style-name="Colored_20_code"><text:span text:style-name="string_5f_python"><text:span text:style-name="T5"><text:s text:c="3"/>Choisit un nombre entre 0 et 100 et demande à l'utilisateur </text:span></text:span></text:p>
        </text:list-item>
        <text:list-item>
          <text:p text:style-name="Colored_20_code"><text:span text:style-name="string_5f_python"><text:span text:style-name="T5"><text:s text:c="3"/>de le deviner, en lui donnant à chaque fois une indication : </text:span></text:span></text:p>
        </text:list-item>
        <text:list-item>
          <text:p text:style-name="P9"><text:span text:style-name="string_5f_python"><text:span text:style-name="T5"><text:s text:c="3"/>sa réponse est elle plus grande ou petite que le nombre à deviner. </text:span></text:span></text:p>
        </text:list-item>
        <text:list-item>
          <text:p text:style-name="Colored_20_code"><text:span text:style-name="string_5f_python"><text:span text:style-name="T5"/></text:span></text:p>
        </text:list-item>
        <text:list-item>
          <text:p text:style-name="Colored_20_code"><text:span text:style-name="string_5f_python"><text:span text:style-name="T5"><text:s text:c="3"/>Le jeu maintient un compteur qui permettra au joueur de connaître sa </text:span></text:span></text:p>
        </text:list-item>
        <text:list-item>
          <text:p text:style-name="Colored_20_code"><text:span text:style-name="string_5f_python"><text:span text:style-name="T5"><text:s text:c="3"/>performance à la fin de la partie. </text:span></text:span></text:p>
        </text:list-item>
        <text:list-item>
          <text:p text:style-name="Colored_20_code"><text:span text:style-name="string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comment0_5f_python"><text:span text:style-name="T5"># import d'un module de la bibliothèque standard </text:span></text:span></text:p>
        </text:list-item>
        <text:list-item>
          <text:p text:style-name="Colored_20_code"><text:span text:style-name="keyword0_5f_python"><text:span text:style-name="T5">import</text:span></text:span><text:span text:style-name="filename_20_and_20_line_20_number"><text:span text:style-name="T2"> </text:span></text:span><text:span text:style-name="keyword2_5f_python"><text:span text:style-name="T5">random</text:span></text:span><text:span text:style-name="filename_20_and_20_line_20_number"><text:span text:style-name="T2"> </text:span></text:span></text:p>
        </text:list-item>
        <text:list-item>
          <text:p text:style-name="Colored_20_code"><text:soft-page-break/><text:span text:style-name="filename_20_and_20_line_20_number"><text:span text:style-name="T2"><text:s/></text:span></text:span></text:p>
        </text:list-item>
        <text:list-item>
          <text:p text:style-name="Colored_20_code"><text:span text:style-name="filename_20_and_20_line_20_number"><text:span text:style-name="T2">reponse = </text:span></text:span><text:span text:style-name="keyword1_5f_python"><text:span text:style-name="T5">None</text:span></text:span><text:span text:style-name="filename_20_and_20_line_20_number"><text:span text:style-name="T2"> </text:span></text:span><text:span text:style-name="comment0_5f_python"><text:span text:style-name="T5"># None est ce qu'il y a de plus proche de 'null' </text:span></text:span></text:p>
        </text:list-item>
        <text:list-item>
          <text:p text:style-name="P9"><text:span text:style-name="filename_20_and_20_line_20_number"><text:span text:style-name="T2">victoire = </text:span></text:span><text:span text:style-name="keyword1_5f_python"><text:span text:style-name="T5">False</text:span></text:span></text:p>
        </text:list-item>
        <text:list-item>
          <text:p text:style-name="P9"><text:span text:style-name="filename_20_and_20_line_20_number"><text:span text:style-name="T2">compteur = </text:span></text:span><text:span text:style-name="number_5f_python"><text:span text:style-name="T5">0</text:span></text:span><text:span text:style-name="filename_20_and_20_line_20_number"><text:span text:style-name="T2"> </text:span></text:span><text:span text:style-name="comment0_5f_python"><text:span text:style-name="T5"># definition d'un entier</text:span></text:span></text:p>
        </text:list-item>
        <text:list-item>
          <text:p text:style-name="Colored_20_code"><text:span text:style-name="comment0_5f_python"><text:span text:style-name="T5"><text:s/></text:span></text:span></text:p>
        </text:list-item>
        <text:list-item>
          <text:p text:style-name="P9"><text:span text:style-name="comment0_5f_python"><text:span text:style-name="T5"># nombre entre 0 et 100 au hasard </text:span></text:span></text:p>
        </text:list-item>
        <text:list-item>
          <text:p text:style-name="P9"><text:span text:style-name="filename_20_and_20_line_20_number"><text:span text:style-name="T2">nombre = </text:span></text:span><text:span text:style-name="keyword2_5f_python"><text:span text:style-name="T5">random</text:span></text:span><text:span text:style-name="filename_20_and_20_line_20_number"><text:span text:style-name="T2">.</text:span></text:span><text:span text:style-name="member0_5f_python"><text:span text:style-name="T5">randint</text:span></text:span><text:span text:style-name="symbol0_5f_python"><text:span text:style-name="T5">(</text:span></text:span><text:span text:style-name="number_5f_python"><text:span text:style-name="T5">0</text:span></text:span><text:span text:style-name="filename_20_and_20_line_20_number"><text:span text:style-name="T2">, </text:span></text:span><text:span text:style-name="number_5f_python"><text:span text:style-name="T5">100</text:span></text:span><text:span text:style-name="symbol0_5f_python"><text:span text:style-name="T5">)</text:span></text:span></text:p>
        </text:list-item>
        <text:list-item>
          <text:p text:style-name="P9"/>
        </text:list-item>
        <text:list-item>
          <text:p text:style-name="Colored_20_code"><text:span text:style-name="filename_20_and_20_line_20_number"><text:span text:style-name="T2">tentatives = </text:span></text:span><text:span text:style-name="symbol0_5f_python"><text:span text:style-name="T5">[]</text:span></text:span><text:span text:style-name="filename_20_and_20_line_20_number"><text:span text:style-name="T2"> </text:span></text:span><text:span text:style-name="comment0_5f_python"><text:span text:style-name="T5"># definition d'une liste </text:span></text:span><text:span text:style-name="filename_20_and_20_line_20_number"><text:span text:style-name="T2"><text:s/></text:span></text:span></text:p>
        </text:list-item>
        <text:list-item>
          <text:p text:style-name="Colored_20_code"><text:span text:style-name="filename_20_and_20_line_20_number"><text:span text:style-name="T2">conditions_de_sortie = </text:span></text:span><text:span text:style-name="symbol0_5f_python"><text:span text:style-name="T5">(</text:span></text:span><text:span text:style-name="filename_20_and_20_line_20_number"><text:span text:style-name="T2">nombre, </text:span></text:span><text:span text:style-name="string_5f_python"><text:span text:style-name="T5">'quitter'</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5">print</text:span></text:span><text:span text:style-name="filename_20_and_20_line_20_number"><text:span text:style-name="T2"> </text:span></text:span><text:span text:style-name="symbol0_5f_python"><text:span text:style-name="T5">(</text:span></text:span><text:span text:style-name="string_5f_python"><text:span text:style-name="T5">"J'ai un nombre en tête, essayez de le deviner "</text:span></text:span><text:span text:style-name="filename_20_and_20_line_20_number"><text:span text:style-name="T2"> </text:span></text:span></text:p>
        </text:list-item>
        <text:list-item>
          <text:p text:style-name="Colored_20_code"><text:span text:style-name="filename_20_and_20_line_20_number"><text:span text:style-name="T2"><text:s text:c="7"/></text:span></text:span><text:span text:style-name="string_5f_python"><text:span text:style-name="T5">"(ou entrez 'quitter' pour abandonner la partie)"</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comment0_5f_python"><text:span text:style-name="T5"># la boucle while est rarement utilisée </text:span></text:span></text:p>
        </text:list-item>
        <text:list-item>
          <text:p text:style-name="Colored_20_code"><text:span text:style-name="keyword0_5f_python"><text:span text:style-name="T5">while</text:span></text:span><text:span text:style-name="filename_20_and_20_line_20_number"><text:span text:style-name="T2"> reponse </text:span></text:span><text:span text:style-name="keyword0_5f_python"><text:span text:style-name="T5">not</text:span></text:span><text:span text:style-name="filename_20_and_20_line_20_number"><text:span text:style-name="T2"> </text:span></text:span><text:span text:style-name="keyword0_5f_python"><text:span text:style-name="T5">in</text:span></text:span><text:span text:style-name="filename_20_and_20_line_20_number"><text:span text:style-name="T2"> conditions_de_sorti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compteur += </text:span></text:span><text:span text:style-name="number_5f_python"><text:span text:style-name="T5">1</text:span></text:span><text:span text:style-name="filename_20_and_20_line_20_number"><text:span text:style-name="T2"> </text:span></text:span><text:span text:style-name="comment0_5f_python"><text:span text:style-name="T5"># incrémentation. Il n'y a pas de d'instruction ++ </text:span></text:span></text:p>
        </text:list-item>
        <text:list-item>
          <text:p text:style-name="Colored_20_code"><text:span text:style-name="filename_20_and_20_line_20_number"><text:span text:style-name="T2"><text:s text:c="4"/>rep = </text:span></text:span><text:span text:style-name="keyword1_5f_python"><text:span text:style-name="T5">raw_input</text:span></text:span><text:span text:style-name="symbol0_5f_python"><text:span text:style-name="T5">(</text:span></text:span><text:span text:style-name="string_5f_python"><text:span text:style-name="T5">'Choississez un nombre entre 0 et 100:</text:span></text:span><text:span text:style-name="escaped_5f_python"><text:span text:style-name="T5">\n</text:span></text:span><text:span text:style-name="string_5f_python"><text:span text:style-name="T5">'</text:span></text:span><text:span text:style-name="symbol0_5f_python"><text:span text:style-name="T5">)</text:span></text:span><text:span text:style-name="filename_20_and_20_line_20_number"><text:span text:style-name="T2"> </text:span></text:span></text:p>
        </text:list-item>
        <text:list-item>
          <text:p text:style-name="P9"><text:span text:style-name="filename_20_and_20_line_20_number"><text:span text:style-name="T2"><text:s text:c="4"/>reponse = rep.</text:span></text:span><text:span text:style-name="member0_5f_python"><text:span text:style-name="T5">strip</text:span></text:span><text:span text:style-name="symbol0_5f_python"><text:span text:style-name="T5">()</text:span></text:span><text:span text:style-name="filename_20_and_20_line_20_number"><text:span text:style-name="T2">.</text:span></text:span><text:span text:style-name="member0_5f_python"><text:span text:style-name="T5">lower</text:span></text:span><text:span text:style-name="symbol0_5f_python"><text:span text:style-name="T5">()</text:span></text:span><text:span text:style-name="filename_20_and_20_line_20_number"><text:span text:style-name="T2"> # soyons tolérant</text:span></text:span></text:p>
        </text:list-item>
        <text:list-item>
          <text:p text:style-name="Colored_20_code"><text:span text:style-name="filename_20_and_20_line_20_number"><text:span text:style-name="T2"><text:s text:c="4"/>tentatives.</text:span></text:span><text:span text:style-name="member0_5f_python"><text:span text:style-name="T5">append</text:span></text:span><text:span text:style-name="symbol0_5f_python"><text:span text:style-name="T5">(</text:span></text:span><text:span text:style-name="filename_20_and_20_line_20_number"><text:span text:style-name="T2">rep</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comment0_5f_python"><text:span text:style-name="T5"># python est dynamiquement typé, mais fortement typé </text:span></text:span></text:p>
        </text:list-item>
        <text:list-item>
          <text:p text:style-name="Colored_20_code"><text:span text:style-name="filename_20_and_20_line_20_number"><text:span text:style-name="T2"><text:s text:c="4"/></text:span></text:span><text:span text:style-name="comment0_5f_python"><text:span text:style-name="T5"># on doit parfois transtyper ses valeurs </text:span></text:span></text:p>
        </text:list-item>
        <text:list-item>
          <text:p text:style-name="Colored_20_code"><text:span text:style-name="filename_20_and_20_line_20_number"><text:span text:style-name="T2"><text:s text:c="4"/></text:span></text:span><text:span text:style-name="keyword0_5f_python"><text:span text:style-name="T5">try</text:span></text:span><text:span text:style-name="filename_20_and_20_line_20_number"><text:span text:style-name="T2">: </text:span></text:span></text:p>
        </text:list-item>
        <text:list-item>
          <text:p text:style-name="Colored_20_code"><text:span text:style-name="filename_20_and_20_line_20_number"><text:span text:style-name="T2"><text:s text:c="8"/>reponse = </text:span></text:span><text:span text:style-name="keyword1_5f_python"><text:span text:style-name="T5">int</text:span></text:span><text:span text:style-name="symbol0_5f_python"><text:span text:style-name="T5">(</text:span></text:span><text:span text:style-name="filename_20_and_20_line_20_number"><text:span text:style-name="T2">reponse</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5">assert</text:span></text:span><text:span text:style-name="filename_20_and_20_line_20_number"><text:span text:style-name="T2"> </text:span></text:span><text:span text:style-name="number_5f_python"><text:span text:style-name="T5">0</text:span></text:span><text:span text:style-name="filename_20_and_20_line_20_number"><text:span text:style-name="T2"> </text:span></text:span><text:span text:style-name="symbol0_5f_python"><text:span text:style-name="T5">&lt;</text:span></text:span><text:span text:style-name="filename_20_and_20_line_20_number"><text:span text:style-name="T2">= reponse </text:span></text:span><text:span text:style-name="symbol0_5f_python"><text:span text:style-name="T5">&lt;</text:span></text:span><text:span text:style-name="filename_20_and_20_line_20_number"><text:span text:style-name="T2">= </text:span></text:span><text:span text:style-name="number_5f_python"><text:span text:style-name="T5">100</text:span></text:span><text:span text:style-name="filename_20_and_20_line_20_number"><text:span text:style-name="T2"> </text:span></text:span><text:span text:style-name="comment0_5f_python"><text:span text:style-name="T5"># lève une exception si <text:s/>faux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comment0_5f_python"><text:span text:style-name="T5"># les exceptions sont massivement utilisées y compris là </text:span></text:span></text:p>
        </text:list-item>
        <text:list-item>
          <text:p text:style-name="Colored_20_code"><text:span text:style-name="filename_20_and_20_line_20_number"><text:span text:style-name="T2"><text:s text:c="4"/></text:span></text:span><text:span text:style-name="comment0_5f_python"><text:span text:style-name="T5"># où vous utiliseriez des operations conditionelles </text:span></text:span></text:p>
        </text:list-item>
        <text:list-item>
          <text:p text:style-name="Colored_20_code"><text:span text:style-name="filename_20_and_20_line_20_number"><text:span text:style-name="T2"><text:s text:c="4"/></text:span></text:span><text:span text:style-name="keyword0_5f_python"><text:span text:style-name="T5">except</text:span></text:span><text:span text:style-name="filename_20_and_20_line_20_number"><text:span text:style-name="T2"> </text:span></text:span><text:span text:style-name="symbol0_5f_python"><text:span text:style-name="T5">(</text:span></text:span><text:span text:style-name="keyword1_5f_python"><text:span text:style-name="T5">ValueError</text:span></text:span><text:span text:style-name="filename_20_and_20_line_20_number"><text:span text:style-name="T2">, </text:span></text:span><text:span text:style-name="keyword1_5f_python"><text:span text:style-name="T5">AssertionError</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5">if</text:span></text:span><text:span text:style-name="filename_20_and_20_line_20_number"><text:span text:style-name="T2"> reponse </text:span></text:span><text:span text:style-name="symbol0_5f_python"><text:span text:style-name="T5">!</text:span></text:span><text:span text:style-name="filename_20_and_20_line_20_number"><text:span text:style-name="T2">= </text:span></text:span><text:span text:style-name="string_5f_python"><text:span text:style-name="T5">'quitter'</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keyword0_5f_python"><text:span text:style-name="T5">print</text:span></text:span><text:span text:style-name="filename_20_and_20_line_20_number"><text:span text:style-name="T2"> </text:span></text:span><text:span text:style-name="string_5f_python"><text:span text:style-name="T5">"'%s' n'est pas un nombre entre 0 et 100"</text:span></text:span><text:span text:style-name="filename_20_and_20_line_20_number"><text:span text:style-name="T2"> </text:span></text:span><text:span text:style-name="symbol0_5f_python"><text:span text:style-name="T5">%</text:span></text:span><text:span text:style-name="filename_20_and_20_line_20_number"><text:span text:style-name="T2"> rep </text:span></text:span></text:p>
        </text:list-item>
        <text:list-item>
          <text:p text:style-name="Colored_20_code"><text:span text:style-name="filename_20_and_20_line_20_number"><text:span text:style-name="T2"><text:s text:c="8"/></text:span></text:span><text:span text:style-name="keyword0_5f_python"><text:span text:style-name="T5">continue</text:span></text:span><text:span text:style-name="filename_20_and_20_line_20_number"><text:span text:style-name="T2"> </text:span></text:span><text:span text:style-name="comment0_5f_python"><text:span text:style-name="T5"># sauter au prochain tour de boucl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5">if</text:span></text:span><text:span text:style-name="filename_20_and_20_line_20_number"><text:span text:style-name="T2"> reponse </text:span></text:span><text:span text:style-name="symbol0_5f_python"><text:span text:style-name="T5">&l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5">print</text:span></text:span><text:span text:style-name="filename_20_and_20_line_20_number"><text:span text:style-name="T2"> </text:span></text:span><text:span text:style-name="string_5f_python"><text:span text:style-name="T5">'Le nombre est plus grand que "%s"'</text:span></text:span><text:span text:style-name="filename_20_and_20_line_20_number"><text:span text:style-name="T2"> </text:span></text:span><text:span text:style-name="symbol0_5f_python"><text:span text:style-name="T5">%</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5">elif</text:span></text:span><text:span text:style-name="filename_20_and_20_line_20_number"><text:span text:style-name="T2"> reponse </text:span></text:span><text:span text:style-name="symbol0_5f_python"><text:span text:style-name="T5">&g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5">print</text:span></text:span><text:span text:style-name="filename_20_and_20_line_20_number"><text:span text:style-name="T2"> </text:span></text:span><text:span text:style-name="string_5f_python"><text:span text:style-name="T5">'Le nombre est plus petit que "%s"'</text:span></text:span><text:span text:style-name="filename_20_and_20_line_20_number"><text:span text:style-name="T2"> </text:span></text:span><text:span text:style-name="symbol0_5f_python"><text:span text:style-name="T5">%</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5">else</text:span></text:span><text:span text:style-name="filename_20_and_20_line_20_number"><text:span text:style-name="T2">: </text:span></text:span></text:p>
        </text:list-item>
        <text:list-item>
          <text:p text:style-name="Colored_20_code"><text:span text:style-name="filename_20_and_20_line_20_number"><text:span text:style-name="T2"><text:s text:c="8"/>victoire = </text:span></text:span><text:span text:style-name="keyword1_5f_python"><text:span text:style-name="T5">True</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5">if</text:span></text:span><text:span text:style-name="filename_20_and_20_line_20_number"><text:span text:style-name="T2"> victoire: </text:span></text:span></text:p>
        </text:list-item>
        <text:list-item>
          <text:p text:style-name="Colored_20_code"><text:span text:style-name="filename_20_and_20_line_20_number"><text:span text:style-name="T2"><text:s text:c="4"/></text:span></text:span><text:span text:style-name="comment0_5f_python"><text:span text:style-name="T5"># on peut utiliser un mapping pour le formattage de chaîne </text:span></text:span></text:p>
        </text:list-item>
        <text:list-item>
          <text:p text:style-name="Colored_20_code"><text:span text:style-name="filename_20_and_20_line_20_number"><text:span text:style-name="T2"><text:s text:c="4"/></text:span></text:span><text:span text:style-name="keyword0_5f_python"><text:span text:style-name="T5">print</text:span></text:span><text:span text:style-name="filename_20_and_20_line_20_number"><text:span text:style-name="T2"> </text:span></text:span><text:span text:style-name="string_5f_python"><text:span text:style-name="T5">'Vous avez trouvé "%(nombre)s" en %(compteur)s coups:'</text:span></text:span><text:span text:style-name="filename_20_and_20_line_20_number"><text:span text:style-name="T2"> </text:span></text:span><text:span text:style-name="symbol0_5f_python"><text:span text:style-name="T5">%</text:span></text:span><text:span text:style-name="filename_20_and_20_line_20_number"><text:span text:style-name="T2"> </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string_5f_python"><text:span text:style-name="T5">'nombre'</text:span></text:span><text:span text:style-name="filename_20_and_20_line_20_number"><text:span text:style-name="T2">: nombre, </text:span></text:span><text:span text:style-name="string_5f_python"><text:span text:style-name="T5">'compteur'</text:span></text:span><text:span text:style-name="filename_20_and_20_line_20_number"><text:span text:style-name="T2">: compteur </text:span></text:span><text:span text:style-name="symbol0_5f_python"><text:span text:style-name="T5">}</text:span></text:span><text:span text:style-name="filename_20_and_20_line_20_number"><text:span text:style-name="T2"> </text:span></text:span></text:p>
        </text:list-item>
        <text:list-item>
          <text:p text:style-name="Colored_20_code"/>
        </text:list-item>
        <text:list-item>
          <text:p text:style-name="Colored_20_code"><text:span text:style-name="filename_20_and_20_line_20_number"><text:span text:style-name="T2"><text:s text:c="4"/></text:span></text:span><text:span text:style-name="comment0_5f_python"><text:span text:style-name="T5"># la boucle for est très courrante en Python </text:span></text:span></text:p>
        </text:list-item>
        <text:list-item>
          <text:p text:style-name="Colored_20_code"><text:span text:style-name="filename_20_and_20_line_20_number"><text:span text:style-name="T2"><text:s text:c="4"/></text:span></text:span><text:span text:style-name="comment0_5f_python"><text:span text:style-name="T5"># et elle ne demande aucune forme de compteur </text:span></text:span></text:p>
        </text:list-item>
        <text:list-item>
          <text:p text:style-name="Colored_20_code"><text:span text:style-name="filename_20_and_20_line_20_number"><text:span text:style-name="T2"><text:s text:c="4"/></text:span></text:span><text:span text:style-name="keyword0_5f_python"><text:span text:style-name="T5">for</text:span></text:span><text:span text:style-name="filename_20_and_20_line_20_number"><text:span text:style-name="T2"> nombre </text:span></text:span><text:span text:style-name="keyword0_5f_python"><text:span text:style-name="T5">in</text:span></text:span><text:span text:style-name="filename_20_and_20_line_20_number"><text:span text:style-name="T2"> tentatives: </text:span></text:span></text:p>
        </text:list-item>
        <text:list-item>
          <text:p text:style-name="Colored_20_code"><text:span text:style-name="filename_20_and_20_line_20_number"><text:span text:style-name="T2"><text:s text:c="8"/></text:span></text:span><text:span text:style-name="keyword0_5f_python"><text:span text:style-name="T5">print</text:span></text:span><text:span text:style-name="filename_20_and_20_line_20_number"><text:span text:style-name="T2"> </text:span></text:span><text:span text:style-name="string_5f_python"><text:span text:style-name="T5">'</text:span></text:span><text:span text:style-name="escaped_5f_python"><text:span text:style-name="T5">\t</text:span></text:span><text:span text:style-name="string_5f_python"><text:span text:style-name="T5"> - %s'</text:span></text:span><text:span text:style-name="filename_20_and_20_line_20_number"><text:span text:style-name="T2"> </text:span></text:span><text:span text:style-name="symbol0_5f_python"><text:span text:style-name="T5">%</text:span></text:span><text:span text:style-name="filename_20_and_20_line_20_number"><text:span text:style-name="T2"> nombre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5">print</text:span></text:span><text:span text:style-name="filename_20_and_20_line_20_number"><text:span text:style-name="T2"> </text:span></text:span><text:span text:style-name="string_5f_python"><text:span text:style-name="T5">"Au revoir"</text:span></text:span></text:p>
        </text:list-item>
      </text:list>
      <text:h text:style-name="Heading_20_2" text:outline-level="2">Explication du script</text:h>
      <text:list xml:id="list832457594" text:continue-list="list999755421" text:style-name="Colored_20_code_20_numerotation">
        <text:list-item text:start-value="1">
          <text:p text:style-name="P9"><text:span text:style-name="comment0_5f_python"><text:span text:style-name="T5"># -*- coding: utf-8 -*- </text:span></text:span></text:p>
        </text:list-item>
        <text:list-item>
          <text:p text:style-name="P9"><text:span text:style-name="filename_20_and_20_line_20_number"><text:span text:style-name="T2"/></text:span></text:p>
        </text:list-item>
        <text:list-item>
          <text:p text:style-name="P9"><text:soft-page-break/><text:span text:style-name="string_5f_python"><text:span text:style-name="T5">""" </text:span></text:span></text:p>
        </text:list-item>
        <text:list-item>
          <text:p text:style-name="P9"><text:span text:style-name="string_5f_python"><text:span text:style-name="T5"><text:s text:c="3"/>Choisit un nombre entre 0 et 100 et demande à l'utilisateur </text:span></text:span></text:p>
        </text:list-item>
        <text:list-item>
          <text:p text:style-name="P9"><text:span text:style-name="string_5f_python"><text:span text:style-name="T5"><text:s text:c="3"/>de le deviner, en lui donnant à chaque fois une indication : </text:span></text:span></text:p>
        </text:list-item>
        <text:list-item>
          <text:p text:style-name="P9"><text:span text:style-name="string_5f_python"><text:span text:style-name="T5"><text:s text:c="3"/>sa réponse est elle plus grande ou petite que le nombre à deviner. </text:span></text:span></text:p>
        </text:list-item>
        <text:list-item>
          <text:p text:style-name="P9"><text:span text:style-name="string_5f_python"><text:span text:style-name="T5"/></text:span></text:p>
        </text:list-item>
        <text:list-item>
          <text:p text:style-name="P9"><text:span text:style-name="string_5f_python"><text:span text:style-name="T5"><text:s text:c="3"/>Le jeu maintient un compteur qui permettra au joueur de connaître sa </text:span></text:span></text:p>
        </text:list-item>
        <text:list-item>
          <text:p text:style-name="P9"><text:span text:style-name="string_5f_python"><text:span text:style-name="T5"><text:s text:c="3"/>performance à la fin de la partie. </text:span></text:span></text:p>
        </text:list-item>
        <text:list-item>
          <text:p text:style-name="P9"><text:span text:style-name="string_5f_python"><text:span text:style-name="T5">"""</text:span></text:span><text:span text:style-name="filename_20_and_20_line_20_number"><text:span text:style-name="T2"> </text:span></text:span></text:p>
        </text:list-item>
        <text:list-item>
          <text:p text:style-name="P9"><text:span text:style-name="filename_20_and_20_line_20_number"><text:span text:style-name="T2"/></text:span></text:p>
        </text:list-item>
        <text:list-item>
          <text:p text:style-name="P9"><text:span text:style-name="comment0_5f_python"><text:span text:style-name="T5"># import d'un module de la bibliothèque standard </text:span></text:span></text:p>
        </text:list-item>
        <text:list-item>
          <text:p text:style-name="P9"><text:span text:style-name="keyword0_5f_python"><text:span text:style-name="T5">import</text:span></text:span><text:span text:style-name="filename_20_and_20_line_20_number"><text:span text:style-name="T2"> </text:span></text:span><text:span text:style-name="keyword2_5f_python"><text:span text:style-name="T5">random</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10"><text:span text:style-name="filename_20_and_20_line_20_number"><text:span text:style-name="T2"/></text:span></text:p>
      <text:p text:style-name="Text_20_body"><text:span text:style-name="filename_20_and_20_line_20_number"><text:span text:style-name="T2">Les premières lignes devraient maintenant vous êtes familières, mais la </text:span></text:span><text:span text:style-name="filename_20_and_20_line_20_number">ligne 13</text:span><text:span text:style-name="filename_20_and_20_line_20_number"><text:span text:style-name="T2"> est nouvelle. </text:span></text:span><text:span text:style-name="filename_20_and_20_line_20_number"><text:span text:style-name="T3">Le mot clé </text:span></text:span><text:span text:style-name="Code"><text:span text:style-name="T3">import</text:span></text:span><text:span text:style-name="filename_20_and_20_line_20_number"><text:span text:style-name="T3"> permet d'importer dans l'espace de nom courant un module externe</text:span></text:span><text:span text:style-name="filename_20_and_20_line_20_number"><text:span text:style-name="T2">. Ce vocabulaire est en fait une autre manière de dire qu'on demande à Python d'inclure le code d'une bibliothèque dans ce script. C'est ce qu'il y a de plus proche d'un </text:span></text:span><text:span text:style-name="Code"><text:span text:style-name="T2">include</text:span></text:span><text:span text:style-name="filename_20_and_20_line_20_number"><text:span text:style-name="T2"> ou d'un </text:span></text:span><text:span text:style-name="Code"><text:span text:style-name="T2">require</text:span></text:span><text:span text:style-name="filename_20_and_20_line_20_number"><text:span text:style-name="T2"> dans d'autres langage, avec quelques subtilités que nous verrons dans la prochaine partie.</text:span></text:span></text:p>
      <text:p text:style-name="Text_20_body"><text:span text:style-name="filename_20_and_20_line_20_number"><text:span text:style-name="T2">Python possède un slogan officieux mais bien connu de ses aficionados : « Python comes batteries included ».</text:span></text:span><text:span text:style-name="filename_20_and_20_line_20_number"><text:span text:style-name="T2"><text:note text:id="ftn1" text:note-class="footnote"><text:note-citation>1</text:note-citation><text:note-body><text:p text:style-name="Footnote">« Python est livré avec piles incluses » en français</text:p></text:note-body></text:note></text:span></text:span><text:span text:style-name="filename_20_and_20_line_20_number"><text:span text:style-name="T2"> En effet, comme Java ou Ruby, il possède une bibliothèque standard très riche : traitement des fichiers, parsing XML, requêtes Web, mathématiques, bases de données, logging... </text:span></text:span><text:span text:style-name="filename_20_and_20_line_20_number"><text:span text:style-name="T3">Si c'est un besoin courant, Python est probablement déjà installé avec un module dédié</text:span></text:span><text:span text:style-name="filename_20_and_20_line_20_number"><text:span text:style-name="T2">. En revanche, Python n'est pas un langage spécialisé dans quoi que ce soit, et il n'aura pas nativement les fonctionnalités Web aussi intégrées que celles d'un langage orienté dans ce sens tel que PHP. Il y a bien entendu des bibliothèques externes pour pallier cela.</text:span></text:span></text:p>
      <text:p text:style-name="Text_20_body"><text:span text:style-name="filename_20_and_20_line_20_number"><text:span text:style-name="T2">Ici donc, nous importons </text:span></text:span><text:span text:style-name="Code"><text:span text:style-name="T2">random</text:span></text:span><text:span text:style-name="filename_20_and_20_line_20_number"><text:span text:style-name="T2">, un module standard qui sera toujours présent sur toutes les machines où est installé Python, et qui comme son nom le suggère </text:span></text:span><text:span text:style-name="filename_20_and_20_line_20_number"><text:span text:style-name="T3">permet la génération de nombres pseudo-aléatoire</text:span></text:span><text:span text:style-name="filename_20_and_20_line_20_number"><text:span text:style-name="T2">. Par convention, tous les imports ont généralement lieu avant tout le reste du code.</text:span></text:span></text:p>
      <text:p text:style-name="Text_20_body"><text:span text:style-name="filename_20_and_20_line_20_number"><text:span text:style-name="T2">Ensuite viennent les initialisations de variables qui n'ont rien de mystérieuses :</text:span></text:span></text:p>
      <text:list xml:id="list1854737469" text:continue-numbering="true" text:style-name="Colored_20_code_20_numerotation">
        <text:list-item>
          <text:p text:style-name="Colored_20_code"><text:span text:style-name="filename_20_and_20_line_20_number"><text:span text:style-name="T2">reponse = </text:span></text:span><text:span text:style-name="keyword1_5f_python"><text:span text:style-name="T5">None</text:span></text:span><text:span text:style-name="filename_20_and_20_line_20_number"><text:span text:style-name="T2"> </text:span></text:span><text:span text:style-name="comment0_5f_python"><text:span text:style-name="T5"># None est ce qu'il y a de plus proche de 'null' </text:span></text:span></text:p>
        </text:list-item>
        <text:list-item>
          <text:p text:style-name="P9"><text:span text:style-name="filename_20_and_20_line_20_number"><text:span text:style-name="T2">victoire = </text:span></text:span><text:span text:style-name="keyword1_5f_python"><text:span text:style-name="T5">False</text:span></text:span></text:p>
        </text:list-item>
        <text:list-item>
          <text:p text:style-name="P9"><text:span text:style-name="filename_20_and_20_line_20_number"><text:span text:style-name="T2">compteur = </text:span></text:span><text:span text:style-name="number_5f_python"><text:span text:style-name="T5">0</text:span></text:span><text:span text:style-name="filename_20_and_20_line_20_number"><text:span text:style-name="T2"> </text:span></text:span><text:span text:style-name="comment0_5f_python"><text:span text:style-name="T5"># definition d'un entier</text:span></text:span></text:p>
        </text:list-item>
        <text:list-item>
          <text:p text:style-name="Colored_20_code"><text:span text:style-name="comment0_5f_python"><text:span text:style-name="T5"><text:s/></text:span></text:span></text:p>
        </text:list-item>
      </text:list>
      <text:p text:style-name="P10"><text:span text:style-name="comment0_5f_python"><text:span text:style-name="T5"/></text:span></text:p>
      <text:p text:style-name="Text_20_body"><text:span text:style-name="Code"><text:span text:style-name="T2">victoire</text:span></text:span><text:span text:style-name="comment0_5f_python"><text:span text:style-name="T2"> se voit assignée un booléen qui nous permettra de savoir si l'on quitte le jeu sur une victoire ou non.</text:span></text:span></text:p>
      <text:p text:style-name="Text_20_body"><text:span text:style-name="Code"><text:span text:style-name="T3">None</text:span></text:span><text:span text:style-name="comment0_5f_python"><text:span text:style-name="T3"> est un type à part en Python, et ce qu'il y a de plus proche de </text:span></text:span><text:span text:style-name="Code"><text:span text:style-name="T3">null</text:span></text:span><text:span text:style-name="comment0_5f_python"><text:span text:style-name="T3"> dans d'autres langages</text:span></text:span><text:span text:style-name="comment0_5f_python"><text:span text:style-name="T2">. Néanmoins il possède quelques subtiles nuances que nous verrons plus tard. On utilise ici None pour initialiser une variable qui sera remplie plus tard par l'utilisateur et qui donc ne peut rien contenir de défini pour le moment.</text:span></text:span></text:p>
      <text:p text:style-name="Text_20_body"><text:span text:style-name="comment0_5f_python"><text:span text:style-name="T2">Enfin nous plaçons un entier dans la variable </text:span></text:span><text:span text:style-name="Code"><text:span text:style-name="T2">compteur</text:span></text:span><text:span text:style-name="comment0_5f_python"><text:span text:style-name="T2">. Déclarer un entier se fait de la manière la plus commune qu'il soit.</text:span></text:span></text:p>
      <text:p text:style-name="Text_20_body"><text:span text:style-name="comment0_5f_python"><text:span text:style-name="T4">La suite est plus intéressante :</text:span></text:span></text:p>
      <text:list xml:id="list194564170" text:continue-numbering="true" text:style-name="Colored_20_code_20_numerotation">
        <text:list-item>
          <text:p text:style-name="P9"><text:span text:style-name="comment0_5f_python"><text:span text:style-name="T5"># nombre entre 0 et 100 au hasard </text:span></text:span></text:p>
        </text:list-item>
        <text:list-item>
          <text:p text:style-name="P9"><text:span text:style-name="filename_20_and_20_line_20_number"><text:span text:style-name="T2">nombre = </text:span></text:span><text:span text:style-name="keyword2_5f_python"><text:span text:style-name="T5">random</text:span></text:span><text:span text:style-name="filename_20_and_20_line_20_number"><text:span text:style-name="T2">.</text:span></text:span><text:span text:style-name="member0_5f_python"><text:span text:style-name="T5">randint</text:span></text:span><text:span text:style-name="symbol0_5f_python"><text:span text:style-name="T5">(</text:span></text:span><text:span text:style-name="number_5f_python"><text:span text:style-name="T5">0</text:span></text:span><text:span text:style-name="filename_20_and_20_line_20_number"><text:span text:style-name="T2">, </text:span></text:span><text:span text:style-name="number_5f_python"><text:span text:style-name="T5">100</text:span></text:span><text:span text:style-name="symbol0_5f_python"><text:span text:style-name="T5">)</text:span></text:span></text:p>
        </text:list-item>
        <text:list-item>
          <text:p text:style-name="P9"><text:span text:style-name="symbol0_5f_python"><text:span text:style-name="T5"/></text:span></text:p>
        </text:list-item>
        <text:list-item>
          <text:p text:style-name="Colored_20_code"><text:span text:style-name="filename_20_and_20_line_20_number"><text:span text:style-name="T2">tentatives = </text:span></text:span><text:span text:style-name="symbol0_5f_python"><text:span text:style-name="T5">[]</text:span></text:span><text:span text:style-name="filename_20_and_20_line_20_number"><text:span text:style-name="T2"> </text:span></text:span><text:span text:style-name="comment0_5f_python"><text:span text:style-name="T5"># definition d'une liste </text:span></text:span><text:span text:style-name="filename_20_and_20_line_20_number"><text:span text:style-name="T2"><text:s/></text:span></text:span></text:p>
        </text:list-item>
        <text:list-item>
          <text:p text:style-name="Colored_20_code"><text:span text:style-name="filename_20_and_20_line_20_number"><text:span text:style-name="T2">conditions_de_sortie = </text:span></text:span><text:span text:style-name="symbol0_5f_python"><text:span text:style-name="T5">(</text:span></text:span><text:span text:style-name="filename_20_and_20_line_20_number"><text:span text:style-name="T2">nombre, </text:span></text:span><text:span text:style-name="string_5f_python"><text:span text:style-name="T5">'quitter'</text:span></text:span><text:span text:style-name="symbol0_5f_python"><text:span text:style-name="T5">)</text:span></text:span><text:span text:style-name="filename_20_and_20_line_20_number"><text:span text:style-name="T2"> </text:span></text:span></text:p>
        </text:list-item>
        <text:list-item>
          <text:p text:style-name="P11"><text:span text:style-name="filename_20_and_20_line_20_number"><text:span text:style-name="T2"><text:s/></text:span></text:span></text:p>
        </text:list-item>
      </text:list>
      <text:p text:style-name="P12"><text:span text:style-name="filename_20_and_20_line_20_number"><text:span text:style-name="T2"/></text:span></text:p>
      <text:p text:style-name="Text_20_body"><text:span text:style-name="filename_20_and_20_line_20_number">Ligne 20</text:span><text:span text:style-name="filename_20_and_20_line_20_number"><text:span text:style-name="T2">, nous utilisons la fonction </text:span></text:span><text:span text:style-name="Code"><text:span text:style-name="T2">randint</text:span></text:span><text:span text:style-name="filename_20_and_20_line_20_number"><text:span text:style-name="T2"> du module </text:span></text:span><text:span text:style-name="Code"><text:span text:style-name="T2">random</text:span></text:span><text:span text:style-name="filename_20_and_20_line_20_number"><text:span text:style-name="T2"> importé précédemment. </text:span></text:span><text:span text:style-name="filename_20_and_20_line_20_number"><text:span text:style-name="T3">Python possède en effet des espaces de nom</text:span></text:span><text:span text:style-name="filename_20_and_20_line_20_number"><text:span text:style-name="T2">, et </text:span></text:span><text:span text:style-name="Code"><text:span text:style-name="T2">randint</text:span></text:span><text:span text:style-name="filename_20_and_20_line_20_number"><text:span text:style-name="T2"> n'est pas présent dans l'espace de nom courant (celui du script) : seul le module </text:span></text:span><text:span text:style-name="Code"><text:span text:style-name="T2">random</text:span></text:span><text:span text:style-name="filename_20_and_20_line_20_number"><text:span text:style-name="T2"> l'est car c'est lui que nous avons explicitement importé. Pour utiliser </text:span></text:span><text:span text:style-name="Code"><text:span text:style-name="T2">randint</text:span></text:span><text:span text:style-name="filename_20_and_20_line_20_number"><text:span text:style-name="T2">, il </text:span></text:span><text:span text:style-name="T2">faut</text:span><text:span text:style-name="filename_20_and_20_line_20_number"><text:span text:style-name="T2"> donc préciser qu'il s'agit de la fonction </text:span></text:span><text:span text:style-name="Code"><text:span text:style-name="T2">randint</text:span></text:span><text:span text:style-name="filename_20_and_20_line_20_number"><text:span text:style-name="T2"> présente dans le module </text:span></text:span><text:span text:style-name="Code"><text:span text:style-name="T2">random</text:span></text:span><text:span text:style-name="filename_20_and_20_line_20_number"><text:span text:style-name="T2">, et cela se fait par l'usage du caractère </text:span></text:span><text:span text:style-name="Code"><text:span text:style-name="T2">.</text:span></text:span><text:span text:style-name="filename_20_and_20_line_20_number"><text:span text:style-name="T2"> (le point). Cela permet notamment d'éviter le problème de conflit de nommage, et les noms de fonctions à rallonge qui y pallient comme on peut par exemple le trouver en PHP.</text:span></text:span></text:p>
      <text:p text:style-name="Text_20_body"><text:span text:style-name="filename_20_and_20_line_20_number"><text:span text:style-name="T2">Comme vous l'avez sûrement deviné, </text:span></text:span><text:span text:style-name="Code"><text:span text:style-name="T2">randint</text:span></text:span><text:span text:style-name="filename_20_and_20_line_20_number"><text:span text:style-name="T2"> prend en paramètre deux chiffres et retourne un entier « au hasard »</text:span></text:span><text:span text:style-name="filename_20_and_20_line_20_number"><text:span text:style-name="T2"><text:note text:id="ftn2" text:note-class="footnote"><text:note-citation>2</text:note-citation><text:note-body><text:p text:style-name="Footnote">Les guillemets sont de rigueurs car les fonctions du module <text:span text:style-name="Code">random</text:span> ne sont pas très robustes et dans une certaines mesure prédictibles. Elles conviennent pour un jeu, mais pas, par exemple, pour la cryptographie.</text:p></text:note-body></text:note></text:span></text:span><text:span text:style-name="filename_20_and_20_line_20_number"><text:span text:style-name="T2"> compris entre ces deux entiers.</text:span></text:span></text:p>
      <text:p text:style-name="Text_20_body"><text:soft-page-break/><text:span text:style-name="filename_20_and_20_line_20_number"><text:span text:style-name="T2">Vous pouvez d'ailleurs tout à fait le tester dans le shell vous-même :</text:span></text:span></text:p>
      <text:p text:style-name="Code_20_block"><text:span text:style-name="comment0_5f_python"><text:span text:style-name="T6">&gt;&gt;&gt;</text:span></text:span><text:span text:style-name="filename_20_and_20_line_20_number"><text:span text:style-name="T2"> import random # dans le shell aussi il faut faire les imports <text:line-break/></text:span></text:span><text:span text:style-name="comment0_5f_python"><text:span text:style-name="T6">&gt;&gt;&gt;</text:span></text:span><text:span text:style-name="filename_20_and_20_line_20_number"><text:span text:style-name="T2"> random.randint(1, 5) <text:line-break/>4 <text:line-break/></text:span></text:span><text:span text:style-name="comment0_5f_python"><text:span text:style-name="T6">&gt;&gt;&gt;</text:span></text:span><text:span text:style-name="filename_20_and_20_line_20_number"><text:span text:style-name="T2"> random.randint(1, 5) <text:line-break/>4 <text:line-break/></text:span></text:span><text:span text:style-name="comment0_5f_python"><text:span text:style-name="T6">&gt;&gt;&gt;</text:span></text:span><text:span text:style-name="filename_20_and_20_line_20_number"><text:span text:style-name="T2"> random.randint(1, 5) <text:line-break/>5 <text:line-break/></text:span></text:span><text:span text:style-name="comment0_5f_python"><text:span text:style-name="T6">&gt;&gt;&gt;</text:span></text:span><text:span text:style-name="filename_20_and_20_line_20_number"><text:span text:style-name="T2"> random.randint(1, 5) <text:line-break/>1 </text:span></text:span></text:p>
      <text:p text:style-name="Text_20_body"><text:span text:style-name="filename_20_and_20_line_20_number"><text:span text:style-name="T2">La </text:span></text:span><text:span text:style-name="filename_20_and_20_line_20_number">ligne 22</text:span><text:span text:style-name="filename_20_and_20_line_20_number"><text:span text:style-name="T2"> est la notation littérale de la création (et assignation) d'un objet de type </text:span></text:span><text:span text:style-name="Code"><text:span text:style-name="T2">list</text:span></text:span><text:span text:style-name="filename_20_and_20_line_20_number"><text:span text:style-name="T2"> en Python. </text:span></text:span><text:span text:style-name="filename_20_and_20_line_20_number"><text:span text:style-name="T3">Les listes sont une structure de données ordonnées proches des tableaux en C, de la classe </text:span></text:span><text:span text:style-name="Code"><text:span text:style-name="T3">List</text:span></text:span><text:span text:style-name="filename_20_and_20_line_20_number"><text:span text:style-name="T3"> en Java ou des types </text:span></text:span><text:span text:style-name="Code"><text:span text:style-name="T3">Array</text:span></text:span><text:span text:style-name="filename_20_and_20_line_20_number"><text:span text:style-name="T3"> en PHP</text:span></text:span><text:span text:style-name="filename_20_and_20_line_20_number"><text:span text:style-name="T2"> ou Ruby. <text:s/>Nous nous en servirons plus loin pour stocker les réponses données par l'utilisateur.</text:span></text:span></text:p>
      <text:p text:style-name="Text_20_body"><text:span text:style-name="filename_20_and_20_line_20_number"><text:span text:style-name="T2">La </text:span></text:span><text:span text:style-name="filename_20_and_20_line_20_number">ligne 23</text:span><text:span text:style-name="filename_20_and_20_line_20_number"><text:span text:style-name="T2"> est la notation littérale de la création (et assignation) d'un objet de type </text:span></text:span><text:span text:style-name="Code"><text:span text:style-name="T2">tuple</text:span></text:span><text:span text:style-name="filename_20_and_20_line_20_number"><text:span text:style-name="T2"> en Python. </text:span></text:span><text:span text:style-name="filename_20_and_20_line_20_number"><text:span text:style-name="T3">Les tuples sont des structures de données ordonnées qui ressemblent à des listes, à ceci prêt qu'ils sont plus rapides et non modifiables.</text:span></text:span><text:span text:style-name="filename_20_and_20_line_20_number"><text:span text:style-name="T2"> Ici on créer un tuple qui va contenir deux éléments : le nombre choisi aléatoirement, et la chaîne de caractères </text:span></text:span><text:span text:style-name="Code"><text:span text:style-name="T2">'quitter'</text:span></text:span><text:span text:style-name="filename_20_and_20_line_20_number"><text:span text:style-name="T2">. Ce tuple contiendra donc toujours ses deux valeurs, et on ne pourra ni en ajouter, ni en supprimer. On utilise généralement les tuples pour stocker des valeurs qu'on souhaite énumérer par la suite mais qui ne risquent pas de changer : configuration, logique algorithmique, etc.</text:span></text:span></text:p>
      <text:p text:style-name="Text_20_body"><text:span text:style-name="filename_20_and_20_line_20_number"><text:span text:style-name="T2">Nous verrons ces deux types plus en détails dans la partie suivante.</text:span></text:span></text:p>
      <text:p text:style-name="Text_20_body"><text:span text:style-name="filename_20_and_20_line_20_number"><text:span text:style-name="T2">La ligne qui suit est plus simple à comprendre :</text:span></text:span></text:p>
      <text:list xml:id="list2105828124" text:continue-numbering="true" text:style-name="Colored_20_code_20_numerotation">
        <text:list-item>
          <text:p text:style-name="Colored_20_code"><text:span text:style-name="keyword0_5f_python"><text:span text:style-name="T5">print</text:span></text:span><text:span text:style-name="filename_20_and_20_line_20_number"><text:span text:style-name="T2"> </text:span></text:span><text:span text:style-name="symbol0_5f_python"><text:span text:style-name="T5">(</text:span></text:span><text:span text:style-name="string_5f_python"><text:span text:style-name="T5">"J'ai un nombre en tête, essayez de le deviner "</text:span></text:span><text:span text:style-name="filename_20_and_20_line_20_number"><text:span text:style-name="T2"> </text:span></text:span></text:p>
        </text:list-item>
        <text:list-item>
          <text:p text:style-name="Colored_20_code"><text:span text:style-name="filename_20_and_20_line_20_number"><text:span text:style-name="T2"><text:s text:c="7"/></text:span></text:span><text:span text:style-name="string_5f_python"><text:span text:style-name="T5">"(ou entrez 'quitter' pour abandonner la partie)"</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10"><text:span text:style-name="filename_20_and_20_line_20_number"><text:span text:style-name="T2"/></text:span></text:p>
      <text:p text:style-name="Text_20_body"><text:span text:style-name="filename_20_and_20_line_20_number"><text:span text:style-name="T2">On affiche simplement les règles du jeu. Les parenthèses servent juste ici à pouvoir diviser la chaînes de caractères en deux parties, et bénéficier de la concaténation automatique.</text:span></text:span></text:p>
      <text:p text:style-name="Text_20_body"><text:span text:style-name="filename_20_and_20_line_20_number"><text:span text:style-name="T2">Puis on entre dans la partie principale du programme, à savoir la boucle </text:span></text:span><text:span text:style-name="Code"><text:span text:style-name="T2">while </text:span></text:span><text:span text:style-name="filename_20_and_20_line_20_number"><text:span text:style-name="T2">:</text:span></text:span></text:p>
      <text:list xml:id="list647114949" text:continue-numbering="true" text:style-name="Colored_20_code_20_numerotation">
        <text:list-item>
          <text:p text:style-name="Colored_20_code"><text:span text:style-name="comment0_5f_python"><text:span text:style-name="T5"># la boucle while est rarement utilisée </text:span></text:span></text:p>
        </text:list-item>
        <text:list-item>
          <text:p text:style-name="Colored_20_code"><text:span text:style-name="keyword0_5f_python"><text:span text:style-name="T5">while</text:span></text:span><text:span text:style-name="filename_20_and_20_line_20_number"><text:span text:style-name="T2"> reponse </text:span></text:span><text:span text:style-name="keyword0_5f_python"><text:span text:style-name="T5">not</text:span></text:span><text:span text:style-name="filename_20_and_20_line_20_number"><text:span text:style-name="T2"> </text:span></text:span><text:span text:style-name="keyword0_5f_python"><text:span text:style-name="T5">in</text:span></text:span><text:span text:style-name="filename_20_and_20_line_20_number"><text:span text:style-name="T2"> conditions_de_sorti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compteur += </text:span></text:span><text:span text:style-name="number_5f_python"><text:span text:style-name="T5">1</text:span></text:span><text:span text:style-name="filename_20_and_20_line_20_number"><text:span text:style-name="T2"> </text:span></text:span><text:span text:style-name="comment0_5f_python"><text:span text:style-name="T5"># incrémentation. Il n'y a pas de d'instruction ++ </text:span></text:span></text:p>
        </text:list-item>
        <text:list-item>
          <text:p text:style-name="Colored_20_code"><text:span text:style-name="filename_20_and_20_line_20_number"><text:span text:style-name="T2"><text:s text:c="4"/>rep = </text:span></text:span><text:span text:style-name="keyword1_5f_python"><text:span text:style-name="T5">raw_input</text:span></text:span><text:span text:style-name="symbol0_5f_python"><text:span text:style-name="T5">(</text:span></text:span><text:span text:style-name="string_5f_python"><text:span text:style-name="T5">'Choississez un nombre entre 0 et 100:</text:span></text:span><text:span text:style-name="escaped_5f_python"><text:span text:style-name="T5">\n</text:span></text:span><text:span text:style-name="string_5f_python"><text:span text:style-name="T5">'</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 text:c="4"/>reponse = rep.</text:span></text:span><text:span text:style-name="member0_5f_python"><text:span text:style-name="T5">strip</text:span></text:span><text:span text:style-name="symbol0_5f_python"><text:span text:style-name="T5">()</text:span></text:span><text:span text:style-name="filename_20_and_20_line_20_number"><text:span text:style-name="T2">.</text:span></text:span><text:span text:style-name="member0_5f_python"><text:span text:style-name="T5">lower</text:span></text:span><text:span text:style-name="symbol0_5f_python"><text:span text:style-name="T5">()</text:span></text:span><text:span text:style-name="filename_20_and_20_line_20_number"><text:span text:style-name="T2"> # soyons tolérant</text:span></text:span></text:p>
        </text:list-item>
        <text:list-item>
          <text:p text:style-name="Colored_20_code"><text:span text:style-name="filename_20_and_20_line_20_number"><text:span text:style-name="T2"><text:s text:c="4"/>tentatives.</text:span></text:span><text:span text:style-name="member0_5f_python"><text:span text:style-name="T5">append</text:span></text:span><text:span text:style-name="symbol0_5f_python"><text:span text:style-name="T5">(</text:span></text:span><text:span text:style-name="filename_20_and_20_line_20_number"><text:span text:style-name="T2">rep</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10"><text:span text:style-name="filename_20_and_20_line_20_number"><text:span text:style-name="T2"/></text:span></text:p>
      <text:p text:style-name="Text_20_body"><text:span text:style-name="filename_20_and_20_line_20_number"><text:span text:style-name="T2">Cette boucle fonctionne exactement de la même manière que dans tous les autres langages, mais comme les structures conditionnelles que vous avez vu précédemment, les parenthèses sont facultatives et le bloc est délimité par l'indentation. Notez toutefois que </text:span></text:span><text:span text:style-name="filename_20_and_20_line_20_number"><text:span text:style-name="T3">la boucle </text:span></text:span><text:span text:style-name="Code"><text:span text:style-name="T3">while</text:span></text:span><text:span text:style-name="filename_20_and_20_line_20_number"><text:span text:style-name="T3"> est rarement utilisée en Pytho</text:span></text:span><text:span text:style-name="filename_20_and_20_line_20_number"><text:span text:style-name="T2">n, et délaissée au profit de la boucle </text:span></text:span><text:span text:style-name="Code"><text:span text:style-name="T2">for</text:span></text:span><text:span text:style-name="filename_20_and_20_line_20_number"><text:span text:style-name="T2"> dans la majorité des cas car le langage est particulièrement orienté autour de l'itération.</text:span></text:span></text:p>
      <text:p text:style-name="Text_20_body"><text:span text:style-name="Code"><text:span text:style-name="T2">Ligne 29</text:span></text:span><text:span text:style-name="filename_20_and_20_line_20_number"><text:span text:style-name="T2">, donc, nous demandons au programme de boucle tant que la fonction est vraie.</text:span></text:span></text:p>
      <text:p text:style-name="Text_20_body"><text:span text:style-name="filename_20_and_20_line_20_number"><text:span text:style-name="T2">Et la condition ici est que le contenu de la variable </text:span></text:span><text:span text:style-name="Code"><text:span text:style-name="T2">reponse</text:span></text:span><text:span text:style-name="filename_20_and_20_line_20_number"><text:span text:style-name="T2"> ne se trouve pas dans le tuple </text:span></text:span><text:span text:style-name="Code"><text:span text:style-name="T2">condition_de_sortie</text:span></text:span><text:span text:style-name="filename_20_and_20_line_20_number"><text:span text:style-name="T2">. En effet, </text:span></text:span><text:span text:style-name="filename_20_and_20_line_20_number"><text:span text:style-name="T3">Python possède le mot clé </text:span></text:span><text:span text:style-name="Code"><text:span text:style-name="T3">in</text:span></text:span><text:span text:style-name="filename_20_and_20_line_20_number"><text:span text:style-name="T3"> dont la fonction est de retourner </text:span></text:span><text:span text:style-name="Code"><text:span text:style-name="T3">True</text:span></text:span><text:span text:style-name="filename_20_and_20_line_20_number"><text:span text:style-name="T3"> ou </text:span></text:span><text:span text:style-name="Code"><text:span text:style-name="T3">False</text:span></text:span><text:span text:style-name="filename_20_and_20_line_20_number"><text:span text:style-name="T3"> selon qu'une valeur est présente dans une séquence</text:span></text:span><text:span text:style-name="filename_20_and_20_line_20_number"><text:span text:style-name="T2">. </text:span></text:span><text:span text:style-name="Code"><text:span text:style-name="T2">conditions_de_sortie</text:span></text:span><text:span text:style-name="filename_20_and_20_line_20_number"><text:span text:style-name="T2"> est un tuple de deux éléments, c'est donc une séquence</text:span></text:span><text:span text:style-name="filename_20_and_20_line_20_number"><text:span text:style-name="T2"><text:note text:id="ftn3" text:note-class="footnote"><text:note-citation>3</text:note-citation><text:note-body><text:p text:style-name="Text_20_body"><text:span text:style-name="filename_20_and_20_line_20_number"><text:span text:style-name="T2"><text:s/>On parle en fait d'itérable plutôt que de séquence en Python comme nous le verrons plus tard.</text:span></text:span></text:p></text:note-body></text:note></text:span></text:span><text:span text:style-name="filename_20_and_20_line_20_number"><text:span text:style-name="T2"> de deux éléments. <text:s/>Ainsi, la boucle continue tant que </text:span></text:span><text:span text:style-name="Code"><text:span text:style-name="T2">reponse</text:span></text:span><text:span text:style-name="filename_20_and_20_line_20_number"><text:span text:style-name="T2"> n'est pas, soit le nombre à deviner, sois le mot la chaîne de caractères </text:span></text:span><text:span text:style-name="Code"><text:span text:style-name="T2">'quitter'</text:span></text:span><text:span text:style-name="filename_20_and_20_line_20_number"><text:span text:style-name="T2">, ce qui permet de donner une condition de victoire et une commande d'arrêt arbitraire du jeu.</text:span></text:span></text:p>
      <text:p text:style-name="Text_20_body"><text:span text:style-name="filename_20_and_20_line_20_number"><text:span text:style-name="T2">Vous noterez au passage que </text:span></text:span><text:span text:style-name="filename_20_and_20_line_20_number"><text:span text:style-name="T3">les tuples, tout comme les listes d'ailleurs, peuvent contenir des objets hétéroclites</text:span></text:span><text:span text:style-name="filename_20_and_20_line_20_number"><text:span text:style-name="T2">, c'est à dire de types différents : ici un entier et une chaîne de caractères.</text:span></text:span></text:p>
      <text:p text:style-name="Text_20_body"><text:span text:style-name="filename_20_and_20_line_20_number">Ligne 31</text:span><text:span text:style-name="filename_20_and_20_line_20_number"><text:span text:style-name="T2"> nous incrémentons le compteur qui permet de savoir combien de fois le joueur à essayer de deviner le nombre. Cette instruction est équivalent à </text:span></text:span><text:span text:style-name="Code"><text:span text:style-name="T2">compteur = compteur + 1</text:span></text:span><text:span text:style-name="filename_20_and_20_line_20_number"><text:span text:style-name="T2">. Ne cherchez pas </text:span></text:span><text:span text:style-name="Code"><text:span text:style-name="T2">++</text:span></text:span><text:span text:style-name="filename_20_and_20_line_20_number"><text:span text:style-name="T2"> et </text:span></text:span><text:span text:style-name="Code"><text:span text:style-name="T2">–</text:span></text:span><text:span text:style-name="filename_20_and_20_line_20_number"><text:span text:style-name="T2"> en Python, ils n'existent pas.</text:span></text:span></text:p>
      <text:p text:style-name="Text_20_body"><text:soft-page-break/><text:span text:style-name="Code"><text:span text:style-name="T2">La ligne 32</text:span></text:span><text:span text:style-name="filename_20_and_20_line_20_number"><text:span text:style-name="T2"> est une simple demande de saisie à l'utilisateur, qui retourne une chaîne de caractères, et qui ne vous poseras aucune problème. En revanche la </text:span></text:span><text:span text:style-name="Code"><text:span text:style-name="T2">ligne 33</text:span></text:span><text:span text:style-name="filename_20_and_20_line_20_number"><text:span text:style-name="T2"> contient plusieurs parties nouvelles.</text:span></text:span></text:p>
      <text:p text:style-name="Text_20_body"><text:span text:style-name="filename_20_and_20_line_20_number"><text:span text:style-name="T2">En effet, </text:span></text:span><text:span text:style-name="Code"><text:span text:style-name="T2">rep</text:span></text:span><text:span text:style-name="filename_20_and_20_line_20_number"><text:span text:style-name="T2"> contient une chaîne de caractères, et </text:span></text:span><text:span text:style-name="filename_20_and_20_line_20_number"><text:span text:style-name="T3">les chaînes de caractères sont des objets en Python, et non des simples tableaux comme en C</text:span></text:span><text:span text:style-name="filename_20_and_20_line_20_number"><text:span text:style-name="T2">. C'est un type riche comme en Ruby ou en Javascript et qui possède de nombreuses méthodes, qui elles même retournent des chaînes.</text:span></text:span></text:p>
      <text:p text:style-name="Text_20_body"><text:span text:style-name="Code"><text:span text:style-name="T2">Strip()</text:span></text:span><text:span text:style-name="filename_20_and_20_line_20_number"><text:span text:style-name="T2"> retourne la chaînes sans les espaces ou tabulations autour :</text:span></text:span></text:p>
      <text:p text:style-name="Code_20_block"><text:span text:style-name="comment0_5f_python"><text:span text:style-name="T6">&gt;&gt;&gt;</text:span></text:span><text:span text:style-name="filename_20_and_20_line_20_number"><text:span text:style-name="T2"> print " <text:s text:c="2"/>All Your Base Are Belong To Us <text:s text:c="4"/>" <text:line-break/> <text:s text:c="2"/>All Your Base Are Belong To Us <text:s text:c="4"/><text:line-break/></text:span></text:span><text:span text:style-name="comment0_5f_python"><text:span text:style-name="T6">&gt;&gt;&gt;</text:span></text:span><text:span text:style-name="filename_20_and_20_line_20_number"><text:span text:style-name="T2"> print " <text:s text:c="2"/>All Your Base Are Belong To Us <text:s text:c="4"/>".strip() <text:line-break/>All Your Base Are Belong To Us</text:span></text:span></text:p>
      <text:p text:style-name="Text_20_body"><text:span text:style-name="Code"><text:span text:style-name="T2">Lower()</text:span></text:span><text:span text:style-name="filename_20_and_20_line_20_number"><text:span text:style-name="T2"> retourne la chaîne en minuscule :</text:span></text:span></text:p>
      <text:p text:style-name="Code_20_block"><text:span text:style-name="comment0_5f_python"><text:span text:style-name="T6">&gt;&gt;&gt;</text:span></text:span><text:span text:style-name="filename_20_and_20_line_20_number"><text:span text:style-name="T2"> print " <text:s text:c="2"/>All Your Base Are Belong To Us <text:s text:c="4"/>".lower() <text:line-break/> <text:s text:c="2"/>all your base are belong to us <text:s text:c="4"/></text:span></text:span></text:p>
      <text:p text:style-name="Text_20_body"><text:span text:style-name="filename_20_and_20_line_20_number"><text:span text:style-name="T2">On peut utiliser l'une sur le résultat de l'autre et ainsi obtenir une chaîne en minuscule sans espaces autour :</text:span></text:span></text:p>
      <text:p text:style-name="Code_20_block"><text:span text:style-name="comment0_5f_python"><text:span text:style-name="T6">&gt;&gt;&gt;</text:span></text:span><text:span text:style-name="filename_20_and_20_line_20_number"><text:span text:style-name="T2"> print " <text:s text:c="2"/>All Your Base Are Belong To Us <text:s text:c="4"/>".strip().lower() <text:line-break/>all your base are belong to us</text:span></text:span></text:p>
      <text:p text:style-name="Text_20_body"><text:span text:style-name="Code">reponse = rep.strip().lower()</text:span> a donc pour effet de standardiser le chaîne que l'utilisateur a entré, ce qui lui permettra de rentrer <text:span text:style-name="Code">'QUITTER'</text:span>, <text:span text:style-name="Code">'QUItter'</text:span> ou <text:span text:style-name="Code">' <text:s text:c="11"/>quitter <text:s/>'</text:span> pour obtenir le même effet. Un espace ou une majuscule se glisse tellement vite dans une console.</text:p>
      <text:p text:style-name="Text_20_body">Enfin à la <text:span text:style-name="filename_20_and_20_line_20_number">ligne 35</text:span> nous ajoutons la réponse de l'utilisateur à la liste de ces tentatives pour trouver le nombre. Nous stockons la version non formatée car c'est ce qu'il a saisi, et qu'il n'a pas besoin de savoir comme le programme traite cela en interne. </text:p>
      <text:p text:style-name="Text_20_body">Pour rappel, <text:s/><text:span text:style-name="filename_20_and_20_line_20_number"><text:span text:style-name="T2">tentatives est en effet une liste, c'est à dire une structure ordonnées très versatiles dont la taille est gérée automatiquement par Python. On peut ajouter autant d'éléments que l'on le souhaite, l'utiliser comme FIFO, LIFO, etc. </text:span></text:span><text:span text:style-name="Code"><text:span text:style-name="T2">append()</text:span></text:span><text:span text:style-name="filename_20_and_20_line_20_number"><text:span text:style-name="T2"> est simplement une méthode du type </text:span></text:span><text:span text:style-name="Code"><text:span text:style-name="T2">list</text:span></text:span><text:span text:style-name="filename_20_and_20_line_20_number"><text:span text:style-name="T2"> qui prend un paramètre un élément et l'ajoute à la fin de la liste.</text:span></text:span></text:p>
      <text:p text:style-name="Text_20_body"><text:span text:style-name="filename_20_and_20_line_20_number"><text:span text:style-name="T2">On continue avec une partie légèrement plus compliquée :</text:span></text:span></text:p>
      <text:list xml:id="list1052513836" text:continue-numbering="true" text:style-name="Colored_20_code_20_numerotation">
        <text:list-item>
          <text:p text:style-name="Colored_20_code"><text:span text:style-name="filename_20_and_20_line_20_number"><text:span text:style-name="T2"><text:s text:c="4"/></text:span></text:span><text:span text:style-name="comment0_5f_python"><text:span text:style-name="T5"># python est dynamiquement typé, mais fortement typé </text:span></text:span></text:p>
        </text:list-item>
        <text:list-item>
          <text:p text:style-name="Colored_20_code"><text:span text:style-name="filename_20_and_20_line_20_number"><text:span text:style-name="T2"><text:s text:c="4"/></text:span></text:span><text:span text:style-name="comment0_5f_python"><text:span text:style-name="T5"># on doit parfois transtyper ses valeurs </text:span></text:span></text:p>
        </text:list-item>
        <text:list-item>
          <text:p text:style-name="Colored_20_code"><text:span text:style-name="filename_20_and_20_line_20_number"><text:span text:style-name="T2"><text:s text:c="4"/></text:span></text:span><text:span text:style-name="keyword0_5f_python"><text:span text:style-name="T5">try</text:span></text:span><text:span text:style-name="filename_20_and_20_line_20_number"><text:span text:style-name="T2">: </text:span></text:span></text:p>
        </text:list-item>
        <text:list-item>
          <text:p text:style-name="Colored_20_code"><text:span text:style-name="filename_20_and_20_line_20_number"><text:span text:style-name="T2"><text:s text:c="8"/>reponse = </text:span></text:span><text:span text:style-name="keyword1_5f_python"><text:span text:style-name="T5">int</text:span></text:span><text:span text:style-name="symbol0_5f_python"><text:span text:style-name="T5">(</text:span></text:span><text:span text:style-name="filename_20_and_20_line_20_number"><text:span text:style-name="T2">reponse</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5">assert</text:span></text:span><text:span text:style-name="filename_20_and_20_line_20_number"><text:span text:style-name="T2"> </text:span></text:span><text:span text:style-name="number_5f_python"><text:span text:style-name="T5">0</text:span></text:span><text:span text:style-name="filename_20_and_20_line_20_number"><text:span text:style-name="T2"> </text:span></text:span><text:span text:style-name="symbol0_5f_python"><text:span text:style-name="T5">&lt;</text:span></text:span><text:span text:style-name="filename_20_and_20_line_20_number"><text:span text:style-name="T2">= reponse </text:span></text:span><text:span text:style-name="symbol0_5f_python"><text:span text:style-name="T5">&lt;</text:span></text:span><text:span text:style-name="filename_20_and_20_line_20_number"><text:span text:style-name="T2">= </text:span></text:span><text:span text:style-name="number_5f_python"><text:span text:style-name="T5">100</text:span></text:span><text:span text:style-name="filename_20_and_20_line_20_number"><text:span text:style-name="T2"> </text:span></text:span><text:span text:style-name="comment0_5f_python"><text:span text:style-name="T5"># lève une exception si <text:s/>faux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comment0_5f_python"><text:span text:style-name="T5"># les exceptions sont massivement utilisées y compris là </text:span></text:span></text:p>
        </text:list-item>
        <text:list-item>
          <text:p text:style-name="Colored_20_code"><text:span text:style-name="filename_20_and_20_line_20_number"><text:span text:style-name="T2"><text:s text:c="4"/></text:span></text:span><text:span text:style-name="comment0_5f_python"><text:span text:style-name="T5"># où vous utiliseriez des operations conditionelles </text:span></text:span></text:p>
        </text:list-item>
        <text:list-item>
          <text:p text:style-name="Colored_20_code"><text:span text:style-name="filename_20_and_20_line_20_number"><text:span text:style-name="T2"><text:s text:c="4"/></text:span></text:span><text:span text:style-name="keyword0_5f_python"><text:span text:style-name="T5">except</text:span></text:span><text:span text:style-name="filename_20_and_20_line_20_number"><text:span text:style-name="T2"> </text:span></text:span><text:span text:style-name="symbol0_5f_python"><text:span text:style-name="T5">(</text:span></text:span><text:span text:style-name="keyword1_5f_python"><text:span text:style-name="T5">ValueError</text:span></text:span><text:span text:style-name="filename_20_and_20_line_20_number"><text:span text:style-name="T2">, </text:span></text:span><text:span text:style-name="keyword1_5f_python"><text:span text:style-name="T5">AssertionError</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5">if</text:span></text:span><text:span text:style-name="filename_20_and_20_line_20_number"><text:span text:style-name="T2"> reponse </text:span></text:span><text:span text:style-name="symbol0_5f_python"><text:span text:style-name="T5">!</text:span></text:span><text:span text:style-name="filename_20_and_20_line_20_number"><text:span text:style-name="T2">= </text:span></text:span><text:span text:style-name="string_5f_python"><text:span text:style-name="T5">'quitter'</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keyword0_5f_python"><text:span text:style-name="T5">print</text:span></text:span><text:span text:style-name="filename_20_and_20_line_20_number"><text:span text:style-name="T2"> </text:span></text:span><text:span text:style-name="string_5f_python"><text:span text:style-name="T5">"'%s' n'est pas un nombre entre 0 et 100"</text:span></text:span><text:span text:style-name="filename_20_and_20_line_20_number"><text:span text:style-name="T2"> </text:span></text:span><text:span text:style-name="symbol0_5f_python"><text:span text:style-name="T5">%</text:span></text:span><text:span text:style-name="filename_20_and_20_line_20_number"><text:span text:style-name="T2"> rep </text:span></text:span></text:p>
        </text:list-item>
        <text:list-item>
          <text:p text:style-name="Colored_20_code"><text:span text:style-name="filename_20_and_20_line_20_number"><text:span text:style-name="T2"><text:s text:c="8"/></text:span></text:span><text:span text:style-name="keyword0_5f_python"><text:span text:style-name="T5">continue</text:span></text:span><text:span text:style-name="filename_20_and_20_line_20_number"><text:span text:style-name="T2"> </text:span></text:span><text:span text:style-name="comment0_5f_python"><text:span text:style-name="T5"># sauter au prochain tour de boucle </text:span></text:span></text:p>
        </text:list-item>
        <text:list-item>
          <text:p text:style-name="Colored_20_code"><text:span text:style-name="filename_20_and_20_line_20_number"><text:span text:style-name="T2"><text:s/></text:span></text:span></text:p>
        </text:list-item>
      </text:list>
      <text:p text:style-name="P10"><text:span text:style-name="filename_20_and_20_line_20_number"><text:span text:style-name="T2"/></text:span></text:p>
      <text:p text:style-name="Text_20_body"><text:span text:style-name="filename_20_and_20_line_20_number"><text:span text:style-name="T2">Voilà un bon concentré de syntaxe et de style probablement complètement contre intuitif pour la plupart des programmeurs.</text:span></text:span></text:p>
      <text:p text:style-name="Text_20_body"><text:span text:style-name="filename_20_and_20_line_20_number"><text:span text:style-name="T2">Ce qui saute aux yeux c'est d'abord l'utilisation de l'intruction </text:span></text:span><text:span text:style-name="Code"><text:span text:style-name="T2">try/except</text:span></text:span><text:span text:style-name="filename_20_and_20_line_20_number"><text:span text:style-name="T2">, qui est en fait la paire de mot clé utilisée pour gérer les exceptions en Python, comme le plus commun </text:span></text:span><text:span text:style-name="Code"><text:span text:style-name="T2">try/catch</text:span></text:span><text:span text:style-name="filename_20_and_20_line_20_number"><text:span text:style-name="T2">, ou </text:span></text:span><text:span text:style-name="Code"><text:span text:style-name="T2">begin/rescue</text:span></text:span><text:span text:style-name="filename_20_and_20_line_20_number"><text:span text:style-name="T2">. Sa syntaxe est la même que celle des conditions et boucles, et la logique reste celle à laquelle on peut s'attendre :</text:span></text:span></text:p>
      <text:p text:style-name="Code_20_block"><text:span text:style-name="filename_20_and_20_line_20_number"><text:span text:style-name="T2">try :<text:line-break/> <text:s text:c="3"/>code qui risque de déclencher une erreur<text:line-break/>except (ErreurAttendue1, ErreurAttendu2) :<text:line-break/> <text:s text:c="2"/>code a éxecuter en cas d'erreur</text:span></text:span></text:p>
      <text:p text:style-name="Text_20_body"><text:soft-page-break/><text:span text:style-name="filename_20_and_20_line_20_number">Ligne 25</text:span><text:span text:style-name="filename_20_and_20_line_20_number"><text:span text:style-name="T2">, on tente en effet une opération qui risque d'échouer et lever une exception. Ce n'est pas surprenant, mais ce qui ici généralement bouleverse les programmeurs Java, c'est l'usage d'une exception dans un cadre de logique de flux. </text:span></text:span><text:span text:style-name="filename_20_and_20_line_20_number"><text:span text:style-name="T2">Pourquoi ne pas tester si l'opération est faisable avant de la faire, plutôt que de risquer une erreur ?</text:span></text:span></text:p>
      <text:p text:style-name="Text_20_body"><text:span text:style-name="filename_20_and_20_line_20_number"><text:span text:style-name="T2">La réponse est aussi simple que pragmatique : c'est parce que la langage est fait pour cela. La gestion des exceptions est très optimisée en Python, et il est d'usage de suivre le slogan « Il est plus facile de demander pardon que la permission »</text:span></text:span><text:span text:style-name="filename_20_and_20_line_20_number"><text:span text:style-name="T2"><text:note text:id="ftn4" text:note-class="footnote"><text:note-citation>4</text:note-citation><text:note-body><text:p text:style-name="Footnote">Dans les mailling-list, vous verrez cette phrase fréquemment citée sous la forme de l'acronyme anglais EAFP (« Easier to ask for forgiveness than permission ») qui s'oppose au célèbre LBYL (« Look before you leap »). </text:p></text:note-body></text:note></text:span></text:span><text:span text:style-name="filename_20_and_20_line_20_number"><text:span text:style-name="T2">. En clair, </text:span></text:span><text:span text:style-name="filename_20_and_20_line_20_number"><text:span text:style-name="T3">on essaye, et si ça ne marche pas tel que l'on avait prévu que cela pourrait ne pas marcher, on réagit</text:span></text:span><text:span text:style-name="filename_20_and_20_line_20_number"><text:span text:style-name="T2">. Beaucoup de nouveaux venus ont du mal à se faire à l'idée que c'est une bonne pratique</text:span></text:span><text:span text:style-name="filename_20_and_20_line_20_number"><text:span text:style-name="T2"><text:note text:id="ftn5" text:note-class="footnote"><text:note-citation>5</text:note-citation><text:note-body><text:p text:style-name="Footnote">Si vous êtes programmeurs Java, attendez-vous à ce que d'autres bonne pratiques de votre langage soient malmenées, les deux styles s'opposant assez souvent. Il va falloir souple est apprendre à passer de l'un à l'autre.</text:p></text:note-body></text:note></text:span></text:span><text:span text:style-name="filename_20_and_20_line_20_number"><text:span text:style-name="T2">, mais vous tirerez mieux parti du langage si vous l'embrassez.</text:span></text:span></text:p>
      <text:p text:style-name="Text_20_body"><text:span text:style-name="filename_20_and_20_line_20_number"><text:span text:style-name="T2">Vous verrez plus tard qu'on ouvre les fichiers sans vérifier qu'ils existent et qu'on récupère des éléments de séquences sans s'assurer que l'on a pas dépassé l'index. Ne paniquez pas, tout cela est très normal.</text:span></text:span></text:p>
      <text:p text:style-name="Text_20_body"><text:span text:style-name="filename_20_and_20_line_20_number"><text:span text:style-name="T2">Ici l'instruction en cause est celle de la </text:span></text:span><text:span text:style-name="filename_20_and_20_line_20_number">ligne 29, </text:span><text:span text:style-name="Code">int(reponse)</text:span><text:span text:style-name="filename_20_and_20_line_20_number">. </text:span>Python est un langage dynamiquement typé, certes, mais fortement typé, et ainsi, <text:span text:style-name="T1">on ne peut pas compter sur une équivalence de certains types comme en PHP ou en Javascript</text:span>:</text:p>
      <text:p text:style-name="Code_20_block"><text:span text:style-name="comment0_5f_python"><text:span text:style-name="T6">&gt;&gt;&gt;</text:span></text:span> "0" == 0 <text:line-break/>False <text:line-break/><text:span text:style-name="comment0_5f_python"><text:span text:style-name="T6">&gt;&gt;&gt;</text:span></text:span> "" == 0 <text:line-break/>False<text:line-break/> <text:span text:style-name="comment0_5f_python"><text:span text:style-name="T6">&gt;&gt;&gt;</text:span></text:span> 0 == 0 <text:line-break/>True</text:p>
      <text:p text:style-name="Text_20_body">Pour cette même raison, il n'y a pas d'opérateur <text:span text:style-name="Code">===</text:span> en Python, car <text:span text:style-name="Code">==</text:span> est un opérateur qui se comporte comme <text:span text:style-name="Code">===</text:span>.</text:p>
      <text:p text:style-name="Text_20_body">Or, la fonction <text:span text:style-name="Code">raw_input</text:span> nous retourne ce que l'utilisateur a saisie sous forme de chaîne de caractères. Si nous voulons savoir si il a bien trouvé le nombre mystère, il faut comparer sa saisie à ce nombre, et ce n'est possible que si les deux valeurs ont le même type. <text:span text:style-name="Code"><text:span text:style-name="T1">Int()</text:span></text:span><text:span text:style-name="T1">, une fonction built-in, va nous permettre de convertir la chaîne de caractère en entier</text:span>.</text:p>
      <text:p text:style-name="Text_20_body">Seulement que se passe-t-il si l'utilisateur rentre quelque chose qui n'est pas un nombre ? <text:span text:style-name="Code">Int()</text:span> ne pourra pas le convertir, et elle lèvera une exception de type <text:span text:style-name="Code"><text:span text:style-name="T5">ValueError</text:span></text:span>. Nous gérons ce cas dans la clause <text:span text:style-name="Code">except</text:span>, en affichant un message informatif à l'utilisateur, mais sans arrêter le programme.</text:p>
      <text:p text:style-name="Text_20_body">La <text:span text:style-name="filename_20_and_20_line_20_number">ligne 40</text:span>, <text:span text:style-name="Code">assert 0 &lt;= reponse &lt;= 100</text:span>, possède elle aussi son lot de découvertes.</text:p>
      <text:p text:style-name="Text_20_body">D'abords, l'utilisation deux fois l'opérateur <text:span text:style-name="Code">&lt;=</text:span>. Cet opérateur fait exactement ce que vous pensez qu'il doit faire, à savoir vérifier si une valeur est plus petite ou égale qu'une autre. Tous les opérateurs de comparaisons standards sont disponibles, à la différence prêt que l'on peut les chaîner en Python :</text:p>
      <text:p text:style-name="Code_20_block"><text:span text:style-name="comment0_5f_python"><text:span text:style-name="T6">&gt;&gt;&gt;</text:span></text:span> 3 &lt; 4 # 3 inférieur à 4 ? <text:line-break/>True <text:line-break/><text:span text:style-name="comment0_5f_python"><text:span text:style-name="T6">&gt;&gt;&gt;</text:span></text:span> 3 &lt; 4 &lt; 5 # 4 compris entre 3 et 5 ? <text:line-break/>True <text:line-break/><text:span text:style-name="comment0_5f_python"><text:span text:style-name="T6">&gt;&gt;&gt;</text:span></text:span> 3 &gt; 1 &lt; 5 &gt; 0 # on peut aller très loin<text:line-break/>True<text:line-break/><text:span text:style-name="comment0_5f_python"><text:span text:style-name="T6">&gt;&gt;&gt;</text:span></text:span> 3 &gt; 1 &lt; 5 &lt; 0 # zéro n'est pas supérieur à 5<text:line-break/>False </text:p>
      <text:p text:style-name="Text_20_body">Ensuite, l’instruction <text:span text:style-name="Code">assert</text:span>, qui vérifie si l’expression est vraie, et si non, lève une exception de type <text:span text:style-name="Code"><text:span text:style-name="T5">AssertionError</text:span></text:span>, que l'on gère pour afficher le même message d'information : nous voulons un nombre, et il doit être compris entre 0 et 100.</text:p>
      <text:p text:style-name="Text_20_body">Bien que ce genre de script simple ne serait probablement pas écrit en utilisant ce bloc dans la réalité, il vous illustre bien un style de programmation tout à fait ordinaire en Python où les exceptions font partie de la gestion du flux</text:p>
      <text:p text:style-name="Text_20_body">Notez deux derniers détails :</text:p>
      <text:list xml:id="list1557763488" text:style-name="L2">
        <text:list-item>
          <text:p text:style-name="P2"><text:span text:style-name="filename_20_and_20_line_20_number">Ligne 45 </text:span>nous faisons une exception pour la chaîner <text:span text:style-name="Code">'quitter'</text:span> car nous ne voulons pas que le message s'affiche dans ce cas.</text:p>
        </text:list-item>
        <text:list-item>
          <text:p text:style-name="P2"><text:soft-page-break/><text:span text:style-name="filename_20_and_20_line_20_number">Ligne 47 </text:span>nous utilisons le mot clé <text:span text:style-name="Code">continue</text:span>, qui va court-circuiter la boucle, et va passer immédiatement au tour de boucle suivant. Cela permet de ne pas exécuter la fin du code de ce tour de boucle puis que nous savons que dans le bloc <text:span text:style-name="Code">except</text:span>, la valeur saisie est invalide.</text:p>
        </text:list-item>
      </text:list>
      <text:p text:style-name="Text_20_body">Finissons le contenu de la boucle <text:span text:style-name="Code">while </text:span>:</text:p>
      <text:list xml:id="list1388280799" text:continue-list="list1052513836" text:style-name="Colored_20_code_20_numerotation">
        <text:list-item>
          <text:p text:style-name="Colored_20_code"><text:span text:style-name="filename_20_and_20_line_20_number"><text:span text:style-name="T2"><text:s text:c="4"/></text:span></text:span><text:span text:style-name="keyword0_5f_python"><text:span text:style-name="T5">if</text:span></text:span><text:span text:style-name="filename_20_and_20_line_20_number"><text:span text:style-name="T2"> reponse </text:span></text:span><text:span text:style-name="symbol0_5f_python"><text:span text:style-name="T5">&l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5">print</text:span></text:span><text:span text:style-name="filename_20_and_20_line_20_number"><text:span text:style-name="T2"> </text:span></text:span><text:span text:style-name="string_5f_python"><text:span text:style-name="T5">'Le nombre est plus grand que "%s"'</text:span></text:span><text:span text:style-name="filename_20_and_20_line_20_number"><text:span text:style-name="T2"> </text:span></text:span><text:span text:style-name="symbol0_5f_python"><text:span text:style-name="T5">%</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5">elif</text:span></text:span><text:span text:style-name="filename_20_and_20_line_20_number"><text:span text:style-name="T2"> reponse </text:span></text:span><text:span text:style-name="symbol0_5f_python"><text:span text:style-name="T5">&g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5">print</text:span></text:span><text:span text:style-name="filename_20_and_20_line_20_number"><text:span text:style-name="T2"> </text:span></text:span><text:span text:style-name="string_5f_python"><text:span text:style-name="T5">'Le nombre est plus petit que "%s"'</text:span></text:span><text:span text:style-name="filename_20_and_20_line_20_number"><text:span text:style-name="T2"> </text:span></text:span><text:span text:style-name="symbol0_5f_python"><text:span text:style-name="T5">%</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5">else</text:span></text:span><text:span text:style-name="filename_20_and_20_line_20_number"><text:span text:style-name="T2">: </text:span></text:span></text:p>
        </text:list-item>
        <text:list-item>
          <text:p text:style-name="Colored_20_code"><text:span text:style-name="filename_20_and_20_line_20_number"><text:span text:style-name="T2"><text:s text:c="8"/>victoire = </text:span></text:span><text:span text:style-name="keyword1_5f_python"><text:span text:style-name="T5">True</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10"><text:span text:style-name="filename_20_and_20_line_20_number"><text:span text:style-name="T2"/></text:span></text:p>
      <text:p text:style-name="Text_20_body"><text:span text:style-name="filename_20_and_20_line_20_number"><text:span text:style-name="T2">Rien de nouveau ici, nous affichons juste une indication pour que l'utilisateur sache si son nombre est plus grand ou plus petit que celui à deviner. Si il ce n'est ni l'un ni l'autre, alors c'est le bon nombre et nous déclarons le joueur victorieux.</text:span></text:span></text:p>
      <text:p text:style-name="Text_20_body"><text:span text:style-name="filename_20_and_20_line_20_number"><text:span text:style-name="T2">Conclusion du script :</text:span></text:span></text:p>
      <text:p text:style-name="Text_20_body"><text:span text:style-name="filename_20_and_20_line_20_number"><text:span text:style-name="T2"/></text:span></text:p>
      <text:list xml:id="list647388145" text:continue-numbering="true" text:style-name="Colored_20_code_20_numerotation">
        <text:list-item>
          <text:p text:style-name="Colored_20_code"><text:span text:style-name="keyword0_5f_python"><text:span text:style-name="T5">if</text:span></text:span><text:span text:style-name="filename_20_and_20_line_20_number"><text:span text:style-name="T2"> victoire: </text:span></text:span></text:p>
        </text:list-item>
        <text:list-item>
          <text:p text:style-name="Colored_20_code"><text:span text:style-name="filename_20_and_20_line_20_number"><text:span text:style-name="T2"><text:s text:c="4"/></text:span></text:span><text:span text:style-name="comment0_5f_python"><text:span text:style-name="T5"># on peut utiliser un mapping pour le formattage de chaîne </text:span></text:span></text:p>
        </text:list-item>
        <text:list-item>
          <text:p text:style-name="Colored_20_code"><text:span text:style-name="filename_20_and_20_line_20_number"><text:span text:style-name="T2"><text:s text:c="4"/></text:span></text:span><text:span text:style-name="keyword0_5f_python"><text:span text:style-name="T5">print</text:span></text:span><text:span text:style-name="filename_20_and_20_line_20_number"><text:span text:style-name="T2"> </text:span></text:span><text:span text:style-name="string_5f_python"><text:span text:style-name="T5">'Vous avez trouvé "%(nombre)s" en %(compteur)s coups:'</text:span></text:span><text:span text:style-name="filename_20_and_20_line_20_number"><text:span text:style-name="T2"> </text:span></text:span><text:span text:style-name="symbol0_5f_python"><text:span text:style-name="T5">%</text:span></text:span><text:span text:style-name="filename_20_and_20_line_20_number"><text:span text:style-name="T2"> </text:span></text:span><text:span text:style-name="symbol0_5f_python"><text:span text:style-name="T5">{</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string_5f_python"><text:span text:style-name="T5">'nombre'</text:span></text:span><text:span text:style-name="filename_20_and_20_line_20_number"><text:span text:style-name="T2">: nombre, </text:span></text:span><text:span text:style-name="string_5f_python"><text:span text:style-name="T5">'compteur'</text:span></text:span><text:span text:style-name="filename_20_and_20_line_20_number"><text:span text:style-name="T2">: compteur </text:span></text:span><text:span text:style-name="symbol0_5f_python"><text:span text:style-name="T5">}</text:span></text:span><text:span text:style-name="filename_20_and_20_line_20_number"><text:span text:style-name="T2"> </text:span></text:span></text:p>
        </text:list-item>
        <text:list-item>
          <text:p text:style-name="Colored_20_code"/>
        </text:list-item>
        <text:list-item>
          <text:p text:style-name="Colored_20_code"><text:span text:style-name="filename_20_and_20_line_20_number"><text:span text:style-name="T2"><text:s text:c="4"/></text:span></text:span><text:span text:style-name="comment0_5f_python"><text:span text:style-name="T5"># la boucle for est très courrante en Python </text:span></text:span></text:p>
        </text:list-item>
        <text:list-item>
          <text:p text:style-name="Colored_20_code"><text:span text:style-name="filename_20_and_20_line_20_number"><text:span text:style-name="T2"><text:s text:c="4"/></text:span></text:span><text:span text:style-name="comment0_5f_python"><text:span text:style-name="T5"># et elle ne demande aucune forme de compteur </text:span></text:span></text:p>
        </text:list-item>
        <text:list-item>
          <text:p text:style-name="Colored_20_code"><text:span text:style-name="filename_20_and_20_line_20_number"><text:span text:style-name="T2"><text:s text:c="4"/></text:span></text:span><text:span text:style-name="keyword0_5f_python"><text:span text:style-name="T5">for</text:span></text:span><text:span text:style-name="filename_20_and_20_line_20_number"><text:span text:style-name="T2"> nombre </text:span></text:span><text:span text:style-name="keyword0_5f_python"><text:span text:style-name="T5">in</text:span></text:span><text:span text:style-name="filename_20_and_20_line_20_number"><text:span text:style-name="T2"> tentatives: </text:span></text:span></text:p>
        </text:list-item>
        <text:list-item>
          <text:p text:style-name="Colored_20_code"><text:span text:style-name="filename_20_and_20_line_20_number"><text:span text:style-name="T2"><text:s text:c="8"/></text:span></text:span><text:span text:style-name="keyword0_5f_python"><text:span text:style-name="T5">print</text:span></text:span><text:span text:style-name="filename_20_and_20_line_20_number"><text:span text:style-name="T2"> </text:span></text:span><text:span text:style-name="string_5f_python"><text:span text:style-name="T5">'</text:span></text:span><text:span text:style-name="escaped_5f_python"><text:span text:style-name="T5">\t</text:span></text:span><text:span text:style-name="string_5f_python"><text:span text:style-name="T5"> - %s'</text:span></text:span><text:span text:style-name="filename_20_and_20_line_20_number"><text:span text:style-name="T2"> </text:span></text:span><text:span text:style-name="symbol0_5f_python"><text:span text:style-name="T5">%</text:span></text:span><text:span text:style-name="filename_20_and_20_line_20_number"><text:span text:style-name="T2"> nombre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5">print</text:span></text:span><text:span text:style-name="filename_20_and_20_line_20_number"><text:span text:style-name="T2"> </text:span></text:span><text:span text:style-name="string_5f_python"><text:span text:style-name="T5">"Au revoir"</text:span></text:span></text:p>
        </text:list-item>
      </text:list>
      <text:p text:style-name="P10"><text:span text:style-name="string_5f_python"><text:span text:style-name="T5"/></text:span></text:p>
      <text:p text:style-name="P1"><text:span text:style-name="filename_20_and_20_line_20_number"><text:span text:style-name="T7">Ligne 68</text:span></text:span><text:span text:style-name="string_5f_python"><text:span text:style-name="T8"> nous affichons un petit message indiquant que le programme a fini son exécution, de sorte que l'utilisateur ne pense pas qu'il se soit terminé sur une erreur.</text:span></text:span></text:p>
      <text:p text:style-name="P1"><text:span text:style-name="string_5f_python"><text:span text:style-name="T8">Dans le cas où l'utilisateur est victorieux (donc il n'a pas entré </text:span></text:span><text:span text:style-name="Code"><text:span text:style-name="T8">'quitter'</text:span></text:span><text:span text:style-name="string_5f_python"><text:span text:style-name="T8">), on affiche un récapitulatif de la partie.</text:span></text:span></text:p>
      <text:p text:style-name="P1"><text:span text:style-name="filename_20_and_20_line_20_number"><text:span text:style-name="T7">Ligne 60 et 61</text:span></text:span><text:span text:style-name="string_5f_python"><text:span text:style-name="T8">, nous affichons la quantité de coups qu'il lui a fallu pour trouver le nombre. Il s'agit d'un simple print avec un formatage de chaîne utilisant l'opérateur </text:span></text:span><text:span text:style-name="Code"><text:span text:style-name="T8">%</text:span></text:span><text:span text:style-name="string_5f_python"><text:span text:style-name="T8">, comme vous en avez vu précédemment, mais avec une différence : les marqueurs sont ici nommés.</text:span></text:span></text:p>
      <text:p text:style-name="P1"><text:span text:style-name="string_5f_python"><text:span text:style-name="T8">Cette manière de faire est une alternative aux marqueurs ordonnés, et elle permet pour les longues chaînes de savoir exactement quelle valeur est insérée où. La différence réside surtout dans l'usage d'un mapping à droite de l'opérateur </text:span></text:span><text:span text:style-name="Code"><text:span text:style-name="T8">%</text:span></text:span><text:span text:style-name="string_5f_python"><text:span text:style-name="T8"> qui associe un clé à une valeur. On appelle ces objets les dictionnaires, mais il est un peu tôt pour les voir en détails.</text:span></text:span></text:p>
      <text:p text:style-name="P1"><text:span text:style-name="string_5f_python"><text:span text:style-name="T8">La </text:span></text:span><text:span text:style-name="filename_20_and_20_line_20_number"><text:span text:style-name="T7">ligne 65 et 66</text:span></text:span><text:span text:style-name="string_5f_python"><text:span text:style-name="T8"> sont en vérité les plus « pythoniques » du script : une boucle </text:span></text:span><text:span text:style-name="Code"><text:span text:style-name="T8">for</text:span></text:span><text:span text:style-name="string_5f_python"><text:span text:style-name="T8"> qui va afficher tous les coups du joueur durant la partie. Souvenez-vous, nous avons accumulé dans une liste les réponses de l'utilisateur. Ici nous prenons ces réponses une part une, et nous les affichons avec une tabulations</text:span></text:span></text:p>
      <text:p text:style-name="P1"><text:span text:style-name="string_5f_python"><text:span text:style-name="T8">La syntaxe vous paraît peu orthodoxe ? C'est naturel, car il n'y a pas de compteur dans les boucles </text:span></text:span><text:span text:style-name="Code"><text:span text:style-name="T8">for</text:span></text:span><text:span text:style-name="string_5f_python"><text:span text:style-name="T8"> en Python, tout est automatique, et </text:span></text:span><text:span text:style-name="string_5f_python"><text:span text:style-name="T9">vous n'avez pas besoin de connaître la longueur de la séquence sur laquelle boucler</text:span></text:span><text:span text:style-name="string_5f_python"><text:span text:style-name="T8">. </text:span></text:span>En cela elle agit comme <text:span text:style-name="Code">for (elem : elems)</text:span> en Java, <text:span text:style-name="Code">foreach</text:span> en PHP/C#/Perl, <text:span text:style-name="Code">each()</text:span> en Ruby ou <text:span text:style-name="Code">$.each</text:span> avec Jquery. Sa syntaxe est :</text:p>
      <text:p text:style-name="Code_20_block">for un_element in plusieurs_elements :<text:line-break/> <text:s text:c="3"/>instructions avec un_element</text:p>
      <text:p text:style-name="Text_20_body">Si cela ne vous parle pas, voici la logique derrière :</text:p>
      <text:list xml:id="list595548203" text:style-name="L3">
        <text:list-item>
          <text:p text:style-name="P3">Prendre <text:span text:style-name="Code">plusieurs_elements</text:span> et regarder si il y a un premier élément. Si non, ne rien faire.</text:p>
        </text:list-item>
        <text:list-item>
          <text:p text:style-name="P3">Si oui, mettre l'élément dans la variable <text:span text:style-name="Code">un_element</text:span> et exécuter les instructions dans le bloc de la boucle.</text:p>
        </text:list-item>
        <text:list-item>
          <text:p text:style-name="P3">Une fois les instructions terminées, prendre à nouveau <text:span text:style-name="Code">plusieurs_elements</text:span> et regarder si il y a un élément après l'élément que l'on vient juste de traiter. Si non, ne rien faire.</text:p>
        </text:list-item>
        <text:list-item>
          <text:p text:style-name="P7"><text:soft-page-break/>Si oui, mettre l'élément dans <text:span text:style-name="Code">un_element</text:span> et exécuter les instructions puis retourner à l'étape '3'</text:p>
        </text:list-item>
      </text:list>
      <text:h text:style-name="Heading_20_2" text:outline-level="2">Un peu de théorie</text:h>
      <text:h text:style-name="Heading_20_3" text:outline-level="3"><text:span text:style-name="comment0_5f_python"><text:span text:style-name="T2">Modules et imports</text:span></text:span></text:h>
      <text:p text:style-name="Text_20_body"><text:span text:style-name="comment0_5f_python"><text:span text:style-name="T2"/></text:span></text:p>
      <text:p text:style-name="Text_20_body"><text:span text:style-name="comment0_5f_python"><text:span text:style-name="T2">En python on appelle module tout ce qui est un fichier « .py », ou tout ce qui est un dossier contenant un fichier __init__.py (qui peut être vide). Les modules sont essentiellement de conteneurs qui servent d'espaces de nom.</text:span></text:span></text:p>
      <text:p text:style-name="Text_20_body"><text:span text:style-name="comment0_5f_python"><text:span text:style-name="T2">Vous pouvez créer vos propre module. En fait les deux scripts précédents sont des modules, même si ils ne sont pas structurés proprement pour être importés.</text:span></text:span></text:p>
      <text:p text:style-name="Text_20_body"><text:span text:style-name="comment0_5f_python"><text:span text:style-name="T2">Python vient avec un très grande liste de modules qui répondent à tous les besoins de la programmation courante. Ils constituent ce qu'on appelle la bibliothèque standard, et vous pouvez en avoir le listing ainsi :</text:span></text:span></text:p>
      <text:list xml:id="list1425400519" text:style-name="L4">
        <text:list-item>
          <text:p text:style-name="P4"><text:span text:style-name="comment0_5f_python"><text:span text:style-name="T2">Ouvrez un shell Python.</text:span></text:span></text:p>
        </text:list-item>
        <text:list-item>
          <text:p text:style-name="P4"><text:span text:style-name="comment0_5f_python"><text:span text:style-name="T2">Entrez </text:span></text:span><text:span text:style-name="Code"><text:span text:style-name="T2">help()</text:span></text:span><text:span text:style-name="comment0_5f_python"><text:span text:style-name="T2">, le prompt devrait se changer en </text:span></text:span><text:span text:style-name="Code"><text:span text:style-name="T2">help&gt;</text:span></text:span><text:span text:style-name="comment0_5f_python"><text:span text:style-name="T2"> précédés de quelques paragraphes en anglais.</text:span></text:span></text:p>
        </text:list-item>
        <text:list-item>
          <text:p text:style-name="P4"><text:span text:style-name="comment0_5f_python"><text:span text:style-name="T2">Entrez </text:span></text:span><text:span text:style-name="Code"><text:span text:style-name="T2">modules</text:span></text:span><text:span text:style-name="comment0_5f_python"><text:span text:style-name="T2"> pour une liste des modules installés.</text:span></text:span></text:p>
        </text:list-item>
        <text:list-item>
          <text:p text:style-name="P4"><text:span text:style-name="comment0_5f_python"><text:span text:style-name="T2">Entrez le nom d'un module pour obtenir sa documentation.</text:span></text:span></text:p>
        </text:list-item>
        <text:list-item>
          <text:p text:style-name="P4"><text:span text:style-name="comment0_5f_python"><text:span text:style-name="T2">Entrez </text:span></text:span><text:span text:style-name="Code"><text:span text:style-name="T2">q</text:span></text:span><text:span text:style-name="comment0_5f_python"><text:span text:style-name="T2"> pour quitter le shell.</text:span></text:span></text:p>
        </text:list-item>
      </text:list>
      <text:p text:style-name="Text_20_body"><text:span text:style-name="comment0_5f_python"><text:span text:style-name="T2">Ce shell d'aide est la raison pour laquelle nous écrivons une docstring au début de chaque script. En effet, c'est ce texte qui est utilisé par cette aide locale, et ainsi la documentation de tout code Python est toujours à portée de main.</text:span></text:span></text:p>
      <text:p text:style-name="Text_20_body"><text:span text:style-name="comment0_5f_python"><text:span text:style-name="T2">Pour l'instant nous n'allons pas voir comment créer nos propres modules et les utiliser, mais par la suite nous allons beaucoup utiliser ceux la bibliothèque standard, à l'aide de l’instruction </text:span></text:span><text:span text:style-name="Code"><text:span text:style-name="T2">import</text:span></text:span><text:span text:style-name="comment0_5f_python"><text:span text:style-name="T2">. </text:span></text:span></text:p>
      <text:p text:style-name="Text_20_body"><text:span text:style-name="Code"><text:span text:style-name="T2">import</text:span></text:span><text:span text:style-name="comment0_5f_python"><text:span text:style-name="T2"> comme sont nom l'indique, importe le module dans l'espace de nom courant, vous permettant d'utiliser le code de ce module externe dans votre script. Les modules de la bibliothèque standard sont accessibles depuis n'importe où, peut importe où se trouve votre fichier de script, donc utilisez </text:span></text:span><text:span text:style-name="Code"><text:span text:style-name="T2">import</text:span></text:span><text:span text:style-name="comment0_5f_python"><text:span text:style-name="T2"> à loisir.</text:span></text:span></text:p>
      <text:p text:style-name="Text_20_body"><text:span text:style-name="comment0_5f_python"><text:span text:style-name="T2">Contrairement à des instructions similaires dans d'autres langage, </text:span></text:span><text:span text:style-name="Code"><text:span text:style-name="T3">import</text:span></text:span><text:span text:style-name="comment0_5f_python"><text:span text:style-name="T3"> n'inclut pas le code du module externe dans celui-ci</text:span></text:span><text:span text:style-name="comment0_5f_python"><text:span text:style-name="T2">. Il ne fait que copier la référence au module au contraire d'un </text:span></text:span><text:span text:style-name="Code"><text:span text:style-name="T2">include</text:span></text:span><text:span text:style-name="comment0_5f_python"><text:span text:style-name="T2"> en PHP qui agit comme un copier/coller de code. Avec </text:span></text:span><text:span text:style-name="Code"><text:span text:style-name="T2">import</text:span></text:span><text:span text:style-name="comment0_5f_python"><text:span text:style-name="T2"> vous n'avez pas accès directement au code du module ainsi importé. En revanche, vous pouvez utiliser la référence du module pour y accéder, en utilisant la syntaxe par point. Par exemple, le module sys possède des informations sur le système :</text:span></text:span></text:p>
      <text:p text:style-name="Code_20_block"><text:span text:style-name="comment0_5f_python"><text:span text:style-name="T6">&gt;&gt;&gt;</text:span></text:span><text:span text:style-name="comment0_5f_python"><text:span text:style-name="T2"> import sys <text:line-break/></text:span></text:span><text:span text:style-name="comment0_5f_python"><text:span text:style-name="T6">&gt;&gt;&gt;</text:span></text:span><text:span text:style-name="comment0_5f_python"><text:span text:style-name="T2"> print sys.version <text:line-break/>2.7.2+ (default, Oct <text:s/>4 2011, 20:06:09) <text:line-break/>[GCC 4.6.1] </text:span></text:span></text:p>
      <text:p text:style-name="Text_20_body"><text:span text:style-name="comment0_5f_python"><text:span text:style-name="T2">Vous pouvez jouer avec les imports dans le shell à loisir pour découvrir tous les modules de Python. Je continue après des années à en découvrir de nouveaux.</text:span></text:span></text:p>
      <text:h text:style-name="Heading_20_3" text:outline-level="3"><text:span text:style-name="comment0_5f_python"><text:span text:style-name="T2">Séquences ou itérables</text:span></text:span></text:h>
      <text:p text:style-name="Text_20_body"><text:span text:style-name="comment0_5f_python"><text:span text:style-name="T2"/></text:span></text:p>
      <text:p text:style-name="Text_20_body"><text:span text:style-name="comment0_5f_python"><text:span text:style-name="T2">On utilise rarement le terme « séquence » en Python. Ce qui importe pour ce langage, c'est la capacité d'itération : </text:span></text:span><text:span text:style-name="comment0_5f_python"><text:span text:style-name="T3">si un objet permet de sélectionner les éléments qu'il contient un par un, alors on dit qu'il est itérable</text:span></text:span><text:span text:style-name="comment0_5f_python"><text:span text:style-name="T2">. Si il est itérable, alors on peut faire une boucle </text:span></text:span><text:span text:style-name="Code"><text:span text:style-name="T2">for</text:span></text:span><text:span text:style-name="comment0_5f_python"><text:span text:style-name="T2"> dessus.</text:span></text:span></text:p>
      <text:p text:style-name="Text_20_body"><text:span text:style-name="comment0_5f_python"><text:span text:style-name="T2">Cela paraît abstrait, mais en vérité c'est au contraire une simplification : vous n'avez plus à vous demander quelle est la longueur ou le type de quelque chose pour traiter tous ses éléments. Vous avez juste à vous demander si il est itérable ou non, c'est à dire si on peut prendre tous ses éléments et les passer en revu un par un.</text:span></text:span></text:p>
      <text:p text:style-name="Text_20_body"><text:soft-page-break/><text:span text:style-name="comment0_5f_python"><text:span text:style-name="T2">Et en Python, de nombreuses choses sont itérables : les fichiers, les chaînes de caractères, les listes, etc.</text:span></text:span></text:p>
      <text:p text:style-name="Text_20_body"><text:span text:style-name="comment0_5f_python"><text:span text:style-name="T2">Cela fonctionne de la même manière pour tous : on prend le premier élément, on le traite, on demande si il y a un suivant, si oui on passe au suivant, on le traite, et ainsi de suite jusqu'à ce qu'il n'y ai plus d'élément suivant.</text:span></text:span></text:p>
      <text:p text:style-name="Text_20_body"><text:span text:style-name="comment0_5f_python"><text:span text:style-name="T2">D'où la syntaxe de la boucle </text:span></text:span><text:span text:style-name="Code"><text:span text:style-name="T2">for</text:span></text:span><text:span text:style-name="T2"> </text:span><text:span text:style-name="comment0_5f_python"><text:span text:style-name="T2">:</text:span></text:span></text:p>
      <text:p text:style-name="Code_20_block"><text:span text:style-name="comment0_5f_python"><text:span text:style-name="T6">&gt;&gt;&gt;</text:span></text:span><text:span text:style-name="comment0_5f_python"><text:span text:style-name="T2"> mot = "Supercalifragilisticexpialidocious"<text:line-break/></text:span></text:span><text:span text:style-name="comment0_5f_python"><text:span text:style-name="T6">&gt;&gt;&gt;</text:span></text:span><text:span text:style-name="comment0_5f_python"><text:span text:style-name="T2"> for lettre in mot: <text:line-break/>... <text:s text:c="4"/>print lettre <text:line-break/>... <text:line-break/>S <text:line-break/>u <text:line-break/>p <text:line-break/>e <text:line-break/>r <text:line-break/>c <text:line-break/>… # il y a beaucoup de lettre alors on va couper ici:-)</text:span></text:span></text:p>
      <text:p text:style-name="Text_20_body"><text:span text:style-name="comment0_5f_python"><text:span text:style-name="T2">Cela fonctionne tout seul, il n'y a pas à connaître la longueur de la chaîne, lettre contient automatiquement successivement chaque lettre du mot.</text:span></text:span></text:p>
      <text:p text:style-name="Text_20_body"><text:span text:style-name="comment0_5f_python"><text:span text:style-name="T2">Pour cette raison </text:span></text:span><text:span text:style-name="comment0_5f_python"><text:span text:style-name="T3">il n'y a pas de syntaxe en Python pour la boucle for classique, c'est à dire avec un compteur </text:span></text:span><text:span text:style-name="comment0_5f_python"><text:span text:style-name="T2">: </text:span></text:span><text:span text:style-name="Code"><text:span text:style-name="T2">for (int i = 0; i &lt; counter; i++)</text:span></text:span>. Toutes les structures les plus courantes du langage son itérables.</text:p>
      <text:p text:style-name="Text_20_body">For est en fait l'équivalent des boucles suivantes <text:s/>dans d'autres langages.</text:p>
      <text:list xml:id="list1305714459" text:style-name="L5">
        <text:list-item>
          <text:p text:style-name="P5"><text:span text:style-name="comment0_5f_python"><text:span text:style-name="T2">Java : </text:span></text:span><text:span text:style-name="Code"><text:span text:style-name="T2">for (elem : elems)</text:span></text:span><text:span text:style-name="comment0_5f_python"><text:span text:style-name="T2">;</text:span></text:span></text:p>
        </text:list-item>
        <text:list-item>
          <text:p text:style-name="P5"><text:span text:style-name="comment0_5f_python"><text:span text:style-name="T2">PHP/C#/Perl : </text:span></text:span><text:span text:style-name="Code"><text:span text:style-name="T2">foreach</text:span></text:span><text:span text:style-name="comment0_5f_python"><text:span text:style-name="T2">;</text:span></text:span></text:p>
        </text:list-item>
        <text:list-item>
          <text:p text:style-name="P5"><text:span text:style-name="comment0_5f_python"><text:span text:style-name="T2">Ruby : </text:span></text:span><text:span text:style-name="Code"><text:span text:style-name="T2">each()</text:span></text:span><text:span text:style-name="comment0_5f_python"><text:span text:style-name="T2">;</text:span></text:span></text:p>
        </text:list-item>
        <text:list-item>
          <text:p text:style-name="P5"><text:span text:style-name="comment0_5f_python"><text:span text:style-name="T2"><text:s/></text:span></text:span><text:span text:style-name="Code"><text:span text:style-name="T2">$.each</text:span></text:span><text:span text:style-name="comment0_5f_python"><text:span text:style-name="T2"> avec Jquery (la boucle </text:span></text:span><text:span text:style-name="Code"><text:span text:style-name="T2">for … in</text:span></text:span><text:span text:style-name="comment0_5f_python"><text:span text:style-name="T2"> javascript a une autre fonction).</text:span></text:span></text:p>
        </text:list-item>
      </text:list>
      <text:p text:style-name="Text_20_body"><text:span text:style-name="comment0_5f_python"><text:span text:style-name="T2">Dans notre script nous avons vu deux autres itérables : les listes et les tuples. Nous aurons l'occasion de nous attarder sur leur manipulation et leurs APIs plus loin. Vous pouvez néanmoins voir que l'itération fonctionne de la même manière :</text:span></text:span></text:p>
      <text:p text:style-name="Code_20_block"><text:span text:style-name="comment0_5f_python"><text:span text:style-name="T6">&gt;&gt;&gt;</text:span></text:span><text:span text:style-name="comment0_5f_python"><text:span text:style-name="T2"> dbz = ['Ma Sen Ko', 'Kamehameha', 'Zanzoken'] # liste de 3 elements <text:line-break/></text:span></text:span><text:span text:style-name="comment0_5f_python"><text:span text:style-name="T6">&gt;&gt;&gt;</text:span></text:span><text:span text:style-name="comment0_5f_python"><text:span text:style-name="T2"> type(dbz) # la fonction type permet de connaître le type d'un objet<text:line-break/>&lt;type 'list'&gt; <text:line-break/></text:span></text:span><text:span text:style-name="comment0_5f_python"><text:span text:style-name="T6">&gt;&gt;&gt;</text:span></text:span><text:span text:style-name="comment0_5f_python"><text:span text:style-name="T2"> for attaque in dbz: <text:line-break/>... <text:s text:c="4"/>print attaque <text:line-break/>... <text:line-break/>Ma Sen Ko <text:line-break/>Kamehameha <text:line-break/>Zanzoken <text:line-break/></text:span></text:span><text:span text:style-name="comment0_5f_python"><text:span text:style-name="T6">&gt;&gt;&gt;</text:span></text:span><text:span text:style-name="comment0_5f_python"><text:span text:style-name="T2"> sf2 = ('Hadouken', 'Shoryuken', '</text:span></text:span><text:span text:style-name="Emphasis">Sonic</text:span><text:span text:style-name="comment0_5f_python"><text:span text:style-name="T2"> Boom') # tuple de 3 el ement<text:line-break/></text:span></text:span><text:span text:style-name="comment0_5f_python"><text:span text:style-name="T6">&gt;&gt;&gt;</text:span></text:span><text:span text:style-name="comment0_5f_python"><text:span text:style-name="T2"> type(sf2) # <text:line-break/>&lt;type 'tuple'&gt; <text:line-break/></text:span></text:span><text:span text:style-name="comment0_5f_python"><text:span text:style-name="T6">&gt;&gt;&gt;</text:span></text:span><text:span text:style-name="comment0_5f_python"><text:span text:style-name="T2"> for attaque in sf2: <text:line-break/>... <text:s text:c="4"/>print attaque <text:line-break/>... <text:line-break/>Hadoken <text:line-break/>Shoryuken <text:line-break/></text:span></text:span><text:span text:style-name="Emphasis">Sonic</text:span><text:span text:style-name="comment0_5f_python"><text:span text:style-name="T2"> Boom</text:span></text:span></text:p>
      <text:p text:style-name="Text_20_body"><text:span text:style-name="comment0_5f_python"><text:span text:style-name="T3">On ne se soucie pas du type, de sa longueur ou de qu'il y a à l'intérieur</text:span></text:span><text:span text:style-name="comment0_5f_python"><text:span text:style-name="T2">. On prend les éléments un par un, et on les traites. Si l'itérable est vide, il n'a juste pas d'élément suivant et on ne rentre jamais dans la boucle.</text:span></text:span></text:p>
      <text:p text:style-name="Text_20_body"><text:span text:style-name="comment0_5f_python"><text:span text:style-name="T2">Cela est très utile car vous pouvez traiter n'importe quel itérable de la même manière dans une fonction sans savoir ce qu'il est vraiment, ni si il contient des types différents. </text:span></text:span><text:span text:style-name="comment0_5f_python"><text:span text:style-name="T3">C'est une application du principe du « duck typing »</text:span></text:span><text:span text:style-name="comment0_5f_python"><text:span text:style-name="T2"> : si ça ressemble un canard et que ça fait le bruit d'un canard, on peut le traiter comme un canard. Cela signifie aussi que vous n'avez jamais à vous soucier de détails comme l'unboxing en C#.</text:span></text:span></text:p>
      <text:p text:style-name="Text_20_body"><text:span text:style-name="comment0_5f_python"><text:span text:style-name="T2">Puisque tout est orienté dans ce sens en Python, la boucle </text:span></text:span><text:span text:style-name="Code"><text:span text:style-name="T2">for</text:span></text:span><text:span text:style-name="comment0_5f_python"><text:span text:style-name="T2"> est très utilisée, et la boucle </text:span></text:span><text:span text:style-name="Code"><text:span text:style-name="T2">while</text:span></text:span><text:span text:style-name="comment0_5f_python"><text:span text:style-name="T2"> presque jamais.</text:span></text:span></text:p>
      <text:p text:style-name="Text_20_body"><text:soft-page-break/><text:span text:style-name="comment0_5f_python"><text:span text:style-name="T2">Une autre conséquence est que de nombreuses fonctionnalités du langage tournent autour de l'itération. Le mot clé </text:span></text:span><text:span text:style-name="Code"><text:span text:style-name="T2">in</text:span></text:span><text:span text:style-name="comment0_5f_python"><text:span text:style-name="T2">, par exemple, vérifie qu'un élément est présent dans un itérable. Cela fonctionne donc pour de nombreux objets :</text:span></text:span></text:p>
      <text:p text:style-name="Code_20_block"><text:span text:style-name="comment0_5f_python"><text:span text:style-name="T6">&gt;&gt;&gt;</text:span></text:span><text:span text:style-name="comment0_5f_python"><text:span text:style-name="T2"> dbz = ['Ma Sen Ko', 'Kamehameha', 'Zanzoken'] # pour les listes/tuples<text:line-break/></text:span></text:span><text:span text:style-name="comment0_5f_python"><text:span text:style-name="T6">&gt;&gt;&gt;</text:span></text:span><text:span text:style-name="comment0_5f_python"><text:span text:style-name="T2"> 'hadoken' in dbz <text:line-break/>False <text:line-break/></text:span></text:span><text:span text:style-name="comment0_5f_python"><text:span text:style-name="T6">&gt;&gt;&gt;</text:span></text:span><text:span text:style-name="comment0_5f_python"><text:span text:style-name="T2"> 'Zanzoken' in dbz <text:line-break/>True <text:line-break/></text:span></text:span><text:span text:style-name="comment0_5f_python"><text:span text:style-name="T6">&gt;&gt;&gt;</text:span></text:span><text:span text:style-name="comment0_5f_python"><text:span text:style-name="T2"> 'z' in "Supercalifragilisticexpialidocious" # pour les chaînes<text:line-break/>False <text:line-break/></text:span></text:span><text:span text:style-name="comment0_5f_python"><text:span text:style-name="T6">&gt;&gt;&gt;</text:span></text:span><text:span text:style-name="comment0_5f_python"><text:span text:style-name="T2"> 'a' in "Supercalifragilisticexpialidocious" <text:line-break/>True </text:span></text:span></text:p>
      <text:p text:style-name="Text_20_body"><text:span text:style-name="comment0_5f_python"><text:span text:style-name="T2">Vous allez beaucoup itérer en Python, et nous y reviendrons souvent.</text:span></text:span></text:p>
      <text:h text:style-name="Heading_20_3" text:outline-level="3"><text:span text:style-name="comment0_5f_python"><text:span text:style-name="T2">Type de bases</text:span></text:span></text:h>
      <text:p text:style-name="Text_20_body"><text:span text:style-name="comment0_5f_python"><text:span text:style-name="T2">Nous avons vu maintenant plusieurs types de base, il est temps de faire un récapitulatif.</text:span></text:span></text:p>
      <text:p text:style-name="Text_20_body"><text:span text:style-name="comment0_5f_python"><text:span text:style-name="T2">Vous avez découvert les entiers dans ce script. Les entiers, comme tout le reste en Python, sont des objets. On peut en connaître le type en utilisant la fonction éponyme :</text:span></text:span></text:p>
      <text:p text:style-name="Code_20_block"><text:span text:style-name="comment0_5f_python"><text:span text:style-name="T6">&gt;&gt;&gt;</text:span></text:span><text:span text:style-name="comment0_5f_python"><text:span text:style-name="T2"> age = 42 <text:line-break/></text:span></text:span><text:span text:style-name="comment0_5f_python"><text:span text:style-name="T6">&gt;&gt;&gt;</text:span></text:span><text:span text:style-name="comment0_5f_python"><text:span text:style-name="T2"> type(42) <text:line-break/>&lt;type 'int'&gt;</text:span></text:span></text:p>
      <text:p text:style-name="Text_20_body"><text:span text:style-name="comment0_5f_python"><text:span text:style-name="T2">Le type </text:span></text:span><text:span text:style-name="Code"><text:span text:style-name="T2">int</text:span></text:span><text:span text:style-name="comment0_5f_python"><text:span text:style-name="T2"> est accompagnés de deux autres types, le type </text:span></text:span><text:span text:style-name="Code"><text:span text:style-name="T2">float</text:span></text:span><text:span text:style-name="comment0_5f_python"><text:span text:style-name="T2"> pour les nombres décimaux, et le type </text:span></text:span><text:span text:style-name="Code"><text:span text:style-name="T2">long</text:span></text:span><text:span text:style-name="comment0_5f_python"><text:span text:style-name="T2">, pour les entiers très longs. Ces types sont compatibles entre eux et leur conversion est automatiquement faite par Python. On peut leur appliquer tous les opérateurs mathématiques les plus standards :</text:span></text:span></text:p>
      <text:p text:style-name="Code_20_block"><text:span text:style-name="comment0_5f_python"><text:span text:style-name="T6">&gt;&gt;&gt;</text:span></text:span><text:span text:style-name="comment0_5f_python"><text:span text:style-name="T2"> type(-42) # entier <text:line-break/>&lt;type 'int'&gt; <text:line-break/></text:span></text:span><text:span text:style-name="comment0_5f_python"><text:span text:style-name="T6">&gt;&gt;&gt;</text:span></text:span><text:span text:style-name="comment0_5f_python"><text:span text:style-name="T2"> type(42.0) # float <text:line-break/>&lt;type 'float'&gt; <text:line-break/></text:span></text:span><text:span text:style-name="comment0_5f_python"><text:span text:style-name="T6">&gt;&gt;&gt;</text:span></text:span><text:span text:style-name="comment0_5f_python"><text:span text:style-name="T2"> type(420000000000000000000000) # long <text:line-break/>&lt;type 'long'&gt; <text:line-break/></text:span></text:span><text:span text:style-name="comment0_5f_python"><text:span text:style-name="T6">&gt;&gt;&gt;</text:span></text:span><text:span text:style-name="comment0_5f_python"><text:span text:style-name="T2"> 1/2 # la division retourne un entier comme en C <text:line-break/>0 <text:line-break/></text:span></text:span><text:span text:style-name="comment0_5f_python"><text:span text:style-name="T6">&gt;&gt;&gt;</text:span></text:span><text:span text:style-name="comment0_5f_python"><text:span text:style-name="T2"> 3 – 2.5 # les autres opérations ont un résultat naturel <text:line-break/>0.5 <text:line-break/></text:span></text:span><text:span text:style-name="comment0_5f_python"><text:span text:style-name="T6">&gt;&gt;&gt;</text:span></text:span><text:span text:style-name="comment0_5f_python"><text:span text:style-name="T2"> type(10 ** 100) # ** est l'opérateur pour les puissances<text:line-break/>&lt;type 'long'&gt; </text:span></text:span></text:p>
      <text:p text:style-name="Text_20_body"><text:span text:style-name="comment0_5f_python"><text:span text:style-name="T2">Si le résultat de la division ne vous semble pas intuitif, c'est parce que c'est un comportement hérité du langage C. Ce comportement va changer en Python 3, et la division retournera alors un </text:span></text:span><text:span text:style-name="Code"><text:span text:style-name="T2">float</text:span></text:span><text:span text:style-name="comment0_5f_python"><text:span text:style-name="T2">, tandis que l’opérateur </text:span></text:span><text:span text:style-name="Code"><text:span text:style-name="T2">//</text:span></text:span><text:span text:style-name="comment0_5f_python"><text:span text:style-name="T2"> retournera ce résultat ci. Comme pour la plupart des fonctionnalités de Python 3, il y a un backport que vous pouvez activer en faisant en utilisant l'incantation magique </text:span></text:span><text:span text:style-name="Code"><text:span text:style-name="T2">from __future__ import division</text:span></text:span><text:span text:style-name="comment0_5f_python"><text:span text:style-name="T2"> dans le section des imports de votre script. L'opérateur </text:span></text:span><text:span text:style-name="Code"><text:span text:style-name="T2">/</text:span></text:span><text:span text:style-name="comment0_5f_python"><text:span text:style-name="T2"> se comportera alors comme prévu en Python 3.</text:span></text:span></text:p>
      <text:p text:style-name="Text_20_body"><text:span text:style-name="comment0_5f_python"><text:span text:style-name="T2">Notez qu'il n'y a pas de </text:span></text:span><text:span text:style-name="Code"><text:span text:style-name="T2">small int</text:span></text:span><text:span text:style-name="comment0_5f_python"><text:span text:style-name="T2"> ou de </text:span></text:span><text:span text:style-name="Code"><text:span text:style-name="T2">positive integer</text:span></text:span><text:span text:style-name="comment0_5f_python"><text:span text:style-name="T2">. Ces 3 types sont les seuls</text:span></text:span><text:span text:style-name="comment0_5f_python"><text:span text:style-name="T2"><text:note text:id="ftn6" text:note-class="footnote"><text:note-citation>6</text:note-citation><text:note-body><text:p text:style-name="Text_20_body"><text:span text:style-name="comment0_5f_python"><text:span text:style-name="T2"><text:s/>Python supporte tout de même nativement les nombres complexes et la notation scientifique, mais ce ne sera pas abordé dans ce libre. Mes excuses aux lecteurs scientifiques qui devront explorer cette voie seuls afin de faire de la place pour des notions plus consensuelles. </text:span></text:span></text:p></text:note-body></text:note></text:span></text:span><text:span text:style-name="comment0_5f_python"><text:span text:style-name="T2"> que vous aurez à utiliser, et leur usage est le plus souvent transparent. </text:span></text:span></text:p>
      <text:p text:style-name="Text_20_body"><text:span text:style-name="comment0_5f_python"><text:span text:style-name="T2">Vous devriez maintenant être à l'aise avec la chaîne de caractères qui sont aussi des objets, mais de type </text:span></text:span><text:span text:style-name="Code"><text:span text:style-name="T2">str</text:span></text:span><text:span text:style-name="comment0_5f_python"><text:span text:style-name="T2"> :</text:span></text:span></text:p>
      <text:p text:style-name="Code_20_block"><text:span text:style-name="comment0_5f_python"><text:span text:style-name="T6">&gt;&gt;&gt;</text:span></text:span><text:span text:style-name="comment0_5f_python"><text:span text:style-name="T2"> fact = "Chuck Norris peut manger des mentos et boire du coca light" <text:line-break/></text:span></text:span><text:span text:style-name="comment0_5f_python"><text:span text:style-name="T6">&gt;&gt;&gt;</text:span></text:span><text:span text:style-name="comment0_5f_python"><text:span text:style-name="T2"> type(fact) # la fonction type() permet de connaître le type d'un objet<text:line-break/>&lt;type 'str'&gt; </text:span></text:span></text:p>
      <text:p text:style-name="Standard"><text:soft-page-break/><text:span text:style-name="comment0_5f_python"><text:span text:style-name="T2">Vous aviez vu le formatage de base à l'aide de marqueurs, et vous venez maintenant d'apprendre que l'on peut nommer ces marqueurs, et passer les valeurs en utilisant un mapping, c'est à dire une correspondance nom/valeur :</text:span></text:span></text:p>
      <text:p text:style-name="Code_20_block"><text:span text:style-name="comment0_5f_python"><text:span text:style-name="T6">&gt;&gt;&gt;</text:span></text:span><text:span text:style-name="comment0_5f_python"><text:span text:style-name="T2"> "Fact 1: %s" % fact # formatage simple<text:line-break/>'Fact 1: Chuck Norris peut manger des mentos et boire du coca light' <text:line-break/></text:span></text:span><text:span text:style-name="comment0_5f_python"><text:span text:style-name="T6">&gt;&gt;&gt;</text:span></text:span><text:span text:style-name="comment0_5f_python"><text:span text:style-name="T2"> "Fact 1: %(fact)s" % {'fact': fact} # formatage par mapping<text:line-break/>'Fact 1: Chuck Norris peut manger des mentos et boire du coca light' </text:span></text:span></text:p>
      <text:p text:style-name="Text_20_body"><text:span text:style-name="comment0_5f_python"><text:span text:style-name="T2">Le mapping ne va pas forcément vous parler tout de suite, alors acceptez juste la syntaxe pour le moment. Nous y reviendrons. En revanche, si vous vous souvenez, nous avons vu deux méthodes pour insérer une valeur au sein d'une chaîne : celle-ci, et l'utilisation du signe </text:span></text:span><text:span text:style-name="Code"><text:span text:style-name="T2">+</text:span></text:span><text:span text:style-name="comment0_5f_python"><text:span text:style-name="T2">. Cela a fonctionné avec les chaînes de caractères, mais voilà ce que cela donne avec un entier :</text:span></text:span></text:p>
      <text:p text:style-name="Code_20_block"><text:span text:style-name="comment0_5f_python"><text:span text:style-name="T6">&gt;&gt;&gt;</text:span></text:span><text:span text:style-name="comment0_5f_python"><text:span text:style-name="T2"> numero = 1<text:line-break/></text:span></text:span><text:span text:style-name="comment0_5f_python"><text:span text:style-name="T6">&gt;&gt;&gt;</text:span></text:span><text:span text:style-name="comment0_5f_python"><text:span text:style-name="T2"> print "Fact %s: Chuck Norris peut ..." % numero # avec marqueur<text:line-break/>Fact 1: Chuck Norris peut ... <text:line-break/></text:span></text:span><text:span text:style-name="comment0_5f_python"><text:span text:style-name="T6">&gt;&gt;&gt;</text:span></text:span><text:span text:style-name="comment0_5f_python"><text:span text:style-name="T2"> print "Fact " + numero + ": Chuck Norris peut ..." # sans marqueur <text:line-break/>Traceback (most recent call last): <text:line-break/> <text:s/>File "&lt;stdin&gt;", line 1, in &lt;module&gt; <text:line-break/>TypeError: cannot concatenate 'str' and 'int' objects <text:line-break/></text:span></text:span></text:p>
      <text:p text:style-name="Text_20_body"><text:span text:style-name="comment0_5f_python"><text:span text:style-name="T2">En effet, </text:span></text:span><text:span text:style-name="comment0_5f_python"><text:span text:style-name="T3">Python est fortement typé, et on lui demande ici d’additionner une chaîne avec un entier, ce qu'il ne peut pas faire</text:span></text:span><text:span text:style-name="comment0_5f_python"><text:span text:style-name="T2">. L'utilisation du marqueur permet la conversion automatique de l'entier en sa représentation textuelle. On peut aussi t utiliser la fonction </text:span></text:span><text:span text:style-name="Code"><text:span text:style-name="T2">str()</text:span></text:span><text:span text:style-name="comment0_5f_python"><text:span text:style-name="T2"> pour effecter le transtypage :</text:span></text:span></text:p>
      <text:p text:style-name="Code_20_block"><text:span text:style-name="comment0_5f_python"><text:span text:style-name="T6">&gt;&gt;&gt;</text:span></text:span><text:span text:style-name="comment0_5f_python"><text:span text:style-name="T2"> print "Fact " + str(numero) + ": Chuck Norris peut ..." <text:line-break/>Fact 1: Chuck Norris peut ... </text:span></text:span></text:p>
      <text:p text:style-name="Code_20_block"><text:span text:style-name="comment0_5f_python"><text:span text:style-name="T2"/></text:span></text:p>
      <text:p text:style-name="Text_20_body"><text:span text:style-name="comment0_5f_python"><text:span text:style-name="T3">Les objets strings sont très riches, et possèdent une myriades de méthodes</text:span></text:span><text:span text:style-name="comment0_5f_python"><text:span text:style-name="T2"> qui permettent de le traiter la chaîne :</text:span></text:span></text:p>
      <text:p text:style-name="Code_20_block"><text:span text:style-name="comment0_5f_python"><text:span text:style-name="T6">&gt;&gt;&gt;</text:span></text:span><text:span text:style-name="comment0_5f_python"><text:span text:style-name="T2"> fact.lower() # mettre en minuscule<text:line-break/>'chuck norris peut manger des mentos et boire du coca light' <text:line-break/></text:span></text:span><text:span text:style-name="comment0_5f_python"><text:span text:style-name="T6">&gt;&gt;&gt;</text:span></text:span><text:span text:style-name="comment0_5f_python"><text:span text:style-name="T2"> fact.upper() # mettre en majuscule<text:line-break/>'CHUCK NORRIS PEUT MANGER DES MENTOS ET BOIRE DU COCA LIGHT' <text:line-break/></text:span></text:span><text:span text:style-name="comment0_5f_python"><text:span text:style-name="T6">&gt;&gt;&gt;</text:span></text:span><text:span text:style-name="comment0_5f_python"><text:span text:style-name="T2"> fact.title() # toutes les premières lettres en majuscules<text:line-break/>'Chuck Norris Peut Manger Des Mentos Et Boire Du Coca Light' </text:span></text:span></text:p>
      <text:p text:style-name="Text_20_body"><text:span text:style-name="comment0_5f_python"><text:span text:style-name="T2">Pour tous les objets Python, vous pouvez obtenir la liste des méthodes disponibles avec la fonction built-in </text:span></text:span><text:span text:style-name="Code"><text:span text:style-name="T2">dir()</text:span></text:span><text:span text:style-name="Code"><text:span text:style-name="T2"><text:note text:id="ftn7" text:note-class="footnote"><text:note-citation>7</text:note-citation><text:note-body><text:p text:style-name="Footnote">Si vous utilisez un shell avancé tel que iPython, la complétion du code vous fournira cette information beaucoup plus confortablement : faites <text:span text:style-name="Code">fact.</text:span> (point à la fin) puis une tabulation.</text:p></text:note-body></text:note></text:span></text:span><text:span text:style-name="comment0_5f_python"><text:span text:style-name="T2"> :</text:span></text:span></text:p>
      <text:p text:style-name="Code_20_block"><text:span text:style-name="comment0_5f_python"><text:span text:style-name="T6">&gt;&gt;&gt;</text:span></text:span> dir(fact) <text:line-break/>['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 'capitalize', 'center', 'count', 'decode', 'encode', 'endswith', 'expandtabs', 'find', 'format', 'index', 'isalnum', 'isalpha', 'isdigit', 'islower', 'isspace', 'istitle', 'isupper', 'join', 'ljust', 'lower', 'lstrip', 'partition', 'replace', 'rfind', 'rindex', 'rjust', 'rpartition', 'rsplit', 'rstrip', 'split', 'splitlines', 'startswith', 'strip', 'swapcase', 'title', 'translate', 'upper', 'zfill']</text:p>
      <text:p text:style-name="Text_20_body"><text:soft-page-break/><text:span text:style-name="comment0_5f_python"><text:span text:style-name="T2">Je vous renvoie à la documentation pour connaître l’intérêt de chacune de ces méthodes, qui deviendront vite vos meilleurs amies quand il s'agira de manipuler du texte, une opération dans laquelle Python excelle. Il existe bien sûr la documentation en ligne sur le site python.org, mais puisque Python est autodocumenté, vous pouvez utiliser aussi la fonction </text:span></text:span><text:span text:style-name="Code"><text:span text:style-name="T2">help()</text:span></text:span><text:span text:style-name="comment0_5f_python"><text:span text:style-name="T2"> :</text:span></text:span></text:p>
      <text:p text:style-name="Code_20_block"><text:span text:style-name="comment0_5f_python"><text:span text:style-name="T2">&gt;&gt;&gt; help(fact.strip) # obtenir la document de la methode strip<text:line-break/>Help on built-in function strip: <text:line-break/><text:line-break/>strip(...) <text:line-break/> <text:s text:c="3"/>S.strip([chars]) -&gt; string or unicode <text:line-break/> <text:s text:c="3"/><text:line-break/> <text:s text:c="3"/>Return a copy of the string S with leading and trailing <text:line-break/> <text:s text:c="3"/>whitespace removed. <text:line-break/> <text:s text:c="3"/>If chars is given and not None, remove characters in chars instead. <text:line-break/> <text:s text:c="3"/>If chars is unicode, S will be converted to unicode before stripping (END) </text:span></text:span></text:p>
      <text:p text:style-name="Text_20_body"><text:span text:style-name="comment0_5f_python"><text:span text:style-name="T2">Malheureusement, il n'y a pas de version française de la documentation à ma connaissance.</text:span></text:span></text:p>
      <text:p text:style-name="Text_20_body"><text:span text:style-name="comment0_5f_python"><text:span text:style-name="T2">Finissons avec un petit rappel sur True, False et None.</text:span></text:span></text:p>
      <text:p text:style-name="Text_20_body"><text:span text:style-name="Code"><text:span text:style-name="T2">True</text:span></text:span><text:span text:style-name="comment0_5f_python"><text:span text:style-name="T2"> et </text:span></text:span><text:span text:style-name="Code"><text:span text:style-name="T2">False</text:span></text:span><text:span text:style-name="comment0_5f_python"><text:span text:style-name="T2"> sont des valeurs booléennes, on les utilise pour définir si quelque chose est vraie ou non, mais la plupart des chose des choses on une valeur booléen. Pour faire simple :</text:span></text:span></text:p>
      <text:list xml:id="list972205057" text:style-name="L6">
        <text:list-item>
          <text:p text:style-name="P6"><text:span text:style-name="Code"><text:span text:style-name="T2">False</text:span></text:span><text:span text:style-name="comment0_5f_python"><text:span text:style-name="T2">, </text:span></text:span><text:span text:style-name="Code"><text:span text:style-name="T2">None</text:span></text:span><text:span text:style-name="comment0_5f_python"><text:span text:style-name="T2">, </text:span></text:span><text:span text:style-name="Code"><text:span text:style-name="T2">0</text:span></text:span><text:span text:style-name="comment0_5f_python"><text:span text:style-name="T2"> et tous les itérables vides sont considérés comme faux dans un contexte booléen.</text:span></text:span></text:p>
        </text:list-item>
        <text:list-item>
          <text:p text:style-name="P6"><text:span text:style-name="comment0_5f_python"><text:span text:style-name="T2">Le reste est considéré comme vrai. </text:span></text:span></text:p>
        </text:list-item>
      </text:list>
      <text:p text:style-name="Code_20_block"><text:span text:style-name="comment0_5f_python"><text:span text:style-name="T6">&gt;&gt;&gt;</text:span></text:span><text:span text:style-name="comment0_5f_python"><text:span text:style-name="T2"> bool(None) <text:line-break/>False <text:line-break/></text:span></text:span><text:span text:style-name="comment0_5f_python"><text:span text:style-name="T6">&gt;&gt;&gt;</text:span></text:span><text:span text:style-name="comment0_5f_python"><text:span text:style-name="T2"> bool(0) <text:line-break/>False <text:line-break/></text:span></text:span><text:span text:style-name="comment0_5f_python"><text:span text:style-name="T6">&gt;&gt;&gt;</text:span></text:span><text:span text:style-name="comment0_5f_python"><text:span text:style-name="T2"> bool(1) <text:line-break/>True <text:line-break/></text:span></text:span><text:span text:style-name="comment0_5f_python"><text:span text:style-name="T6">&gt;&gt;&gt;</text:span></text:span><text:span text:style-name="comment0_5f_python"><text:span text:style-name="T2"> bool("") # chaîne vide<text:line-break/>False <text:line-break/></text:span></text:span><text:span text:style-name="comment0_5f_python"><text:span text:style-name="T6">&gt;&gt;&gt;</text:span></text:span><text:span text:style-name="comment0_5f_python"><text:span text:style-name="T2"> bool(" ") # un espace <text:line-break/>True <text:line-break/></text:span></text:span><text:span text:style-name="comment0_5f_python"><text:span text:style-name="T6">&gt;&gt;&gt;</text:span></text:span><text:span text:style-name="comment0_5f_python"><text:span text:style-name="T2"> bool([]) # liste vide <text:line-break/>False <text:line-break/></text:span></text:span><text:span text:style-name="comment0_5f_python"><text:span text:style-name="T6">&gt;&gt;&gt;</text:span></text:span><text:span text:style-name="comment0_5f_python"><text:span text:style-name="T2"> bool([None]) # liste qui contient un élément <text:line-break/>True</text:span></text:span></text:p>
      <text:p text:style-name="Text_20_body"><text:span text:style-name="comment0_5f_python"><text:span text:style-name="T2">Pour les itérables, l'important est qu'ils sont vrais si ils ont au moins un élément, même si cet élément est un espace ou </text:span></text:span><text:span text:style-name="Code"><text:span text:style-name="T2">None</text:span></text:span><text:span text:style-name="comment0_5f_python"><text:span text:style-name="T2">. Nous verrons dans d'autres scripts l'intérêt de cela.</text:span></text:span></text:p>
      <text:p text:style-name="Text_20_body"><text:span text:style-name="comment0_5f_python"><text:span text:style-name="T2">Et puisqu'on parle de </text:span></text:span><text:span text:style-name="Code"><text:span text:style-name="T2">None</text:span></text:span><text:span text:style-name="comment0_5f_python"><text:span text:style-name="T2">, souvenez-vous que c'est un équivalent de </text:span></text:span><text:span text:style-name="Code"><text:span text:style-name="T2">null</text:span></text:span><text:span text:style-name="T2">, </text:span><text:span text:style-name="Code"><text:span text:style-name="T2">undefine</text:span></text:span><text:span text:style-name="T2"> ou </text:span><text:span text:style-name="Code"><text:span text:style-name="T2">Nil</text:span></text:span><text:span text:style-name="comment0_5f_python"><text:span text:style-name="T2">. Mais contrairement à ceux-ci, il ne signifie pas quelque chose d'indéfini ou une situation d'erreur, mais plutôt quelque chose dont on ne connaît pas la définition. La nuance est subtile, cependant elle a son importance : Python ne va pas mettre automatiquement une variable à </text:span></text:span><text:span text:style-name="Code"><text:span text:style-name="T2">None</text:span></text:span><text:span text:style-name="comment0_5f_python"><text:span text:style-name="T2">. Une variable indéfinie ou un dépassement d'index lève une exception. </text:span></text:span><text:span text:style-name="Code"><text:span text:style-name="T2">None</text:span></text:span><text:span text:style-name="comment0_5f_python"><text:span text:style-name="T2"> est presque toujours utilisé explicitement et directement par le programmeur.</text:span></text:span></text:p>
      <text:h text:style-name="Heading_20_3" text:outline-level="3"><text:span text:style-name="comment0_5f_python"><text:span text:style-name="T2">Exceptions et style de programmation</text:span></text:span></text:h>
      <text:p text:style-name="Text_20_body"><text:span text:style-name="comment0_5f_python"><text:span text:style-name="T2">Un mot rapide sur les exceptions, que nous n'allons pas voir en détail pour le moment car le chapitre est déjà bien chargé. Les exceptions en Python sont en fait loin d'être exceptionnelles. En fait chaque <text:s/>fois que vous utilisez la boucle </text:span></text:span><text:span text:style-name="Code"><text:span text:style-name="T2">for</text:span></text:span><text:span text:style-name="comment0_5f_python"><text:span text:style-name="T2">, une exception </text:span></text:span><text:span text:style-name="Code"><text:span text:style-name="T2">StopIteration</text:span></text:span><text:span text:style-name="comment0_5f_python"><text:span text:style-name="T2"> est levée et gérée par Python sans que vous vous en rendiez compte. Le cœur du langage utilise les exception comme mécanisme de gestion de flux.</text:span></text:span></text:p>
      <text:p text:style-name="Text_20_body"><text:span text:style-name="comment0_5f_python"><text:span text:style-name="T2">Vous allez donc voir que nous allons utiliser les exceptions dans des cadres inattendus, mais ce n'est pas le seul cas. Python vient avec un style de programmation bien à lui : accession des attributs de classe sans getter, utilisation des modules comme singleton, pas de variable privées, etc. C'est le moment d'être ouvert d'esprit, car on profite beaucoup mieux d'un nouveau langage en codant avec le style pour lequel il a été prévu. Vous ne programmerez pas avec le style Python en PHP, C ou Java. L'inverse est aussi vrai.</text:span></text:span></text:p>
      <text:h text:style-name="Heading_20_2" text:outline-level="2"><text:soft-page-break/>Aller plus loin</text:h>
      <text:p text:style-name="Text_20_body">Les fonctions que nous avons utilisées pour la conversion sont en fait des classes bien que la syntaxe ne l'indique pas clairement. On peut donc créer des « int », des « str », etc, en les utilisant en lieu et place de la notation littérale :</text:p>
      <text:p text:style-name="Code_20_block"><text:span text:style-name="T10">&gt;&gt;&gt;</text:span> int() <text:line-break/>0<text:line-break/><text:span text:style-name="T10">&gt;&gt;&gt;</text:span> str() <text:line-break/>'' <text:line-break/><text:span text:style-name="T10">&gt;&gt;&gt;</text:span> float() <text:line-break/>0.0 <text:line-break/><text:span text:style-name="T10">&gt;&gt;&gt;</text:span> complex() <text:line-break/>0j <text:line-break/><text:span text:style-name="T10">&gt;&gt;&gt;</text:span> long() <text:line-break/>0L <text:line-break/><text:span text:style-name="T10">&gt;&gt;&gt;</text:span> int(5) <text:line-break/>5 <text:line-break/><text:span text:style-name="T10">&gt;&gt;&gt;</text:span> long(5) <text:line-break/>5L <text:line-break/><text:span text:style-name="T10">&gt;&gt;&gt;</text:span> complex(5) <text:line-break/>(5+0j) <text:line-break/><text:span text:style-name="T10">&gt;&gt;&gt;</text:span> float(5) <text:line-break/>5.0 <text:line-break/><text:span text:style-name="T10">&gt;&gt;&gt;</text:span> str("test") # certes, c'est parfaitement inutile ici<text:line-break/>'test' </text:p>
      <text:p text:style-name="Text_20_body">Nous avons là un aperçu de l'intérêt de la nature dynamique de Python. Bien que Python force la conversion explicite, il est très souple dans ce qu'il peut convertir si on se donne la peine de lui demander.</text:p>
      <text:p text:style-name="Text_20_body">On peut donc très souvent faire ceci :</text:p>
      <text:p text:style-name="Code_20_block"><text:span text:style-name="T10">&gt;&gt;&gt;</text:span> float(mystere)<text:line-break/>5.0<text:line-break/><text:span text:style-name="T10">&gt;&gt;&gt;</text:span> str(mystere)<text:line-break/>'5'</text:p>
      <text:p text:style-name="Text_20_body">Que la valeur de la variable <text:span text:style-name="Code">mystere</text:span> soit de type <text:span text:style-name="Code">str</text:span>, <text:span text:style-name="Code">float</text:span> ou <text:span text:style-name="Code">int</text:span> n'a aucune importance, cela marchera.</text:p>
      <text:p text:style-name="Text_20_body">Tous les types de base ont de telles classes. Les listes et les tuples également :</text:p>
      <text:p text:style-name="Code_20_block"><text:span text:style-name="T10">&gt;&gt;&gt;</text:span> list() <text:line-break/>[] <text:line-break/><text:span text:style-name="T10">&gt;&gt;&gt;</text:span> tuple() <text:line-break/>() <text:line-break/><text:span text:style-name="T10">&gt;&gt;&gt;</text:span> tuple([1, 2, 3]) # on peut convertir une liste en tuple<text:line-break/>(1, 2, 3) <text:line-break/><text:span text:style-name="T10">&gt;&gt;&gt;</text:span> list((1, 2, 3)) # et inversement<text:line-break/>[1, 2, 3] </text:p>
      <text:p text:style-name="Text_20_body">Il existe bien des manières de faire des conversions en Python. Vous rencontrerez sans doute celle-ci :</text:p>
      <text:p text:style-name="Code_20_block"><text:span text:style-name="T10">&gt;&gt;&gt;</text:span> print "J'ai", 5, "ans" <text:line-break/>J'ai 5 ans</text:p>
      <text:p text:style-name="Standard"><text:span text:style-name="T1">Si, et seulement si, il est placé après </text:span><text:span text:style-name="Code"><text:span text:style-name="T1">print</text:span></text:span>, l'opérateur <text:span text:style-name="Code">,</text:span> concatène, ajoute un espace entre et applique la fonction <text:span text:style-name="Code">str()</text:span> à chaque élé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_20_and_20_line_20_number" style:display-name="filename and line number" style:family="text">
      <style:text-properties fo:font-style="italic" style:font-style-asian="normal" style:font-style-complex="normal"/>
    </style:style>
    <style:style style:name="Numbering_20_Symbols" style:display-name="Numbering Symbols" style:family="text"/>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symbol0_5f_python" style:display-name="symbol0_python" style:family="text">
      <style:text-properties fo:color="#66cc66" fo:font-style="normal" fo:font-weight="normal"/>
    </style:style>
    <style:style style:name="escaped_5f_python" style:display-name="escaped_python" style:family="text">
      <style:text-properties fo:color="#000099" fo:font-style="normal" fo:font-weight="bold"/>
    </style:style>
    <style:style style:name="Source_20_Text" style:display-name="Source Text" style:family="text">
      <style:text-properties style:font-name="DejaVu Sans Mono" style:font-name-asian="Droid Sans Fallback"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Colored_20_code_20_numerotation" style:display-name="Colored code numerotation">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style:list-level-properties text:list-level-position-and-space-mode="label-alignment">
          <style:list-level-label-alignment text:label-followed-by="space"/>
        </style:list-level-properties>
      </text:list-level-style-number>
      <text:list-level-style-number text:level="3" style:num-suffix=".    " style:num-format="1">
        <style:list-level-properties text:list-level-position-and-space-mode="label-alignment">
          <style:list-level-label-alignment text:label-followed-by="space"/>
        </style:list-level-properties>
      </text:list-level-style-number>
      <text:list-level-style-number text:level="4" style:num-suffix=".    " style:num-format="1">
        <style:list-level-properties text:list-level-position-and-space-mode="label-alignment">
          <style:list-level-label-alignment text:label-followed-by="space"/>
        </style:list-level-properties>
      </text:list-level-style-number>
      <text:list-level-style-number text:level="5" style:num-suffix=".    " style:num-format="1">
        <style:list-level-properties text:list-level-position-and-space-mode="label-alignment">
          <style:list-level-label-alignment text:label-followed-by="space"/>
        </style:list-level-properties>
      </text:list-level-style-number>
      <text:list-level-style-number text:level="6" style:num-suffix=".    " style:num-format="1">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1-11-29T12:24:19</dc:date>
    <dc:creator>kevin </dc:creator>
    <meta:editing-duration>P1DT1H24M41S</meta:editing-duration>
    <meta:editing-cycles>391</meta:editing-cycles>
    <meta:generator>LibreOffice/3.4$Unix LibreOffice_project/340m1$Build-402</meta:generator>
    <meta:document-statistic meta:table-count="0" meta:image-count="0" meta:object-count="0" meta:page-count="13" meta:paragraph-count="284" meta:word-count="6377" meta:character-count="37825" meta:non-whitespace-character-count="30699"/>
  </office:meta>
</office:document-meta>
</file>